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 New Roman CYR" svg:font-family="Times New Roman CYR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-0.5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0.7458in" text:min-label-width="0.45in" text:list-level-position-and-space-mode="label-alignment">
          <style:list-level-label-alignment text:label-followed-by="listtab" fo:margin-left="1.1958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0.9958in" text:min-label-width="0.55in" text:list-level-position-and-space-mode="label-alignment">
          <style:list-level-label-alignment text:label-followed-by="listtab" fo:margin-left="1.545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458in" text:min-label-width="0.65in" text:list-level-position-and-space-mode="label-alignment">
          <style:list-level-label-alignment text:label-followed-by="listtab" fo:margin-left="1.8958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4958in" text:min-label-width="0.75in" text:list-level-position-and-space-mode="label-alignment">
          <style:list-level-label-alignment text:label-followed-by="listtab" fo:margin-left="2.2458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458in" text:min-label-width="0.85in" text:list-level-position-and-space-mode="label-alignment">
          <style:list-level-label-alignment text:label-followed-by="listtab" fo:margin-left="2.595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1.9958in" text:min-label-width="1in" text:list-level-position-and-space-mode="label-alignment">
          <style:list-level-label-alignment text:label-followed-by="listtab" fo:margin-left="2.9958in" fo:text-indent="-1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min-label-width="0.1611in" text:list-level-position-and-space-mode="label-alignment">
          <style:list-level-label-alignment text:label-followed-by="listtab" fo:text-indent="0.1611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a" style:num-letter-sync="true">
        <style:list-level-properties text:space-before="0.75in" text:min-label-width="0.1576in" text:list-level-position-and-space-mode="label-alignment">
          <style:list-level-label-alignment text:label-followed-by="listtab" fo:margin-left="0.9076in" fo:text-indent="-0.1576in"/>
        </style:list-level-properties>
      </text:list-level-style-number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22in" text:min-label-width="0.125in" text:list-level-position-and-space-mode="label-alignment">
          <style:list-level-label-alignment text:label-followed-by="listtab" fo:margin-left="1.9472in" fo:text-indent="-0.125in"/>
        </style:list-level-properties>
      </text:list-level-style-number>
      <text:list-level-style-number text:level="4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22in" text:min-label-width="0.125in" text:list-level-position-and-space-mode="label-alignment">
          <style:list-level-label-alignment text:label-followed-by="listtab" fo:margin-left="3.4472in" fo:text-indent="-0.125in"/>
        </style:list-level-properties>
      </text:list-level-style-number>
      <text:list-level-style-number text:level="7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22in" text:min-label-width="0.125in" text:list-level-position-and-space-mode="label-alignment">
          <style:list-level-label-alignment text:label-followed-by="listtab" fo:margin-left="4.9472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text:style-name="WW_CharLFO21LVL2" style:num-format="1" text:display-levels="2" text:start-value="4">
        <style:list-level-properties text:space-before="0.6875in" text:min-label-width="0.3333in" text:list-level-position-and-space-mode="label-alignment">
          <style:list-level-label-alignment text:label-followed-by="listtab" fo:margin-left="1.0208in" fo:text-indent="-0.3333in"/>
        </style:list-level-properties>
      </text:list-level-style-number>
      <text:list-level-style-number text:level="3" style:num-format="1" text:display-levels="3">
        <style:list-level-properties text:space-before="1.375in" text:min-label-width="0.5in" text:list-level-position-and-space-mode="label-alignment">
          <style:list-level-label-alignment text:label-followed-by="listtab" fo:margin-left="1.875in" fo:text-indent="-0.5in"/>
        </style:list-level-properties>
      </text:list-level-style-number>
      <text:list-level-style-number text:level="4" style:num-format="01, 02, 03, ..." text:display-levels="4">
        <style:list-level-properties text:space-before="2.0625in" text:min-label-width="0.5in" text:list-level-position-and-space-mode="label-alignment">
          <style:list-level-label-alignment text:label-followed-by="listtab" fo:margin-left="2.5625in" fo:text-indent="-0.5in"/>
        </style:list-level-properties>
      </text:list-level-style-number>
      <text:list-level-style-number text:level="5" style:num-format="1" text:display-levels="5">
        <style:list-level-properties text:space-before="2.75in" text:min-label-width="0.75in" text:list-level-position-and-space-mode="label-alignment">
          <style:list-level-label-alignment text:label-followed-by="listtab" fo:margin-left="3.5in" fo:text-indent="-0.75in"/>
        </style:list-level-properties>
      </text:list-level-style-number>
      <text:list-level-style-number text:level="6" style:num-format="01, 02, 03, ..." text:display-levels="6">
        <style:list-level-properties text:space-before="3.4375in" text:min-label-width="0.75in" text:list-level-position-and-space-mode="label-alignment">
          <style:list-level-label-alignment text:label-followed-by="listtab" fo:margin-left="4.1875in" fo:text-indent="-0.75in"/>
        </style:list-level-properties>
      </text:list-level-style-number>
      <text:list-level-style-number text:level="7" style:num-format="1" text:display-levels="7">
        <style:list-level-properties text:space-before="4.125in" text:min-label-width="1in" text:list-level-position-and-space-mode="label-alignment">
          <style:list-level-label-alignment text:label-followed-by="listtab" fo:margin-left="5.125in" fo:text-indent="-1in"/>
        </style:list-level-properties>
      </text:list-level-style-number>
      <text:list-level-style-number text:level="8" style:num-format="1" text:display-levels="8">
        <style:list-level-properties text:space-before="4.8125in" text:min-label-width="1in" text:list-level-position-and-space-mode="label-alignment">
          <style:list-level-label-alignment text:label-followed-by="listtab" fo:margin-left="5.8125in" fo:text-indent="-1in"/>
        </style:list-level-properties>
      </text:list-level-style-number>
      <text:list-level-style-number text:level="9" style:num-format="1" text:display-levels="9">
        <style:list-level-properties text:space-before="5.5in" text:min-label-width="1.25in" text:list-level-position-and-space-mode="label-alignment">
          <style:list-level-label-alignment text:label-followed-by="listtab" fo:margin-left="6.75in" fo:text-indent="-1.25in"/>
        </style:list-level-properties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8">
      <text:list-level-style-number text:level="1" style:num-suffix=")" style:num-format="1" text:start-value="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3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8944in" text:min-label-width="0.5in" text:list-level-position-and-space-mode="label-alignment">
          <style:list-level-label-alignment text:label-followed-by="listtab" fo:margin-left="1.3944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3416in" text:min-label-width="0.5in" text:list-level-position-and-space-mode="label-alignment">
          <style:list-level-label-alignment text:label-followed-by="listtab" fo:margin-left="1.8416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7888in" text:min-label-width="0.75in" text:list-level-position-and-space-mode="label-alignment">
          <style:list-level-label-alignment text:label-followed-by="listtab" fo:margin-left="2.5388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2361in" text:min-label-width="0.75in" text:list-level-position-and-space-mode="label-alignment">
          <style:list-level-label-alignment text:label-followed-by="listtab" fo:margin-left="2.986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6833in" text:min-label-width="1in" text:list-level-position-and-space-mode="label-alignment">
          <style:list-level-label-alignment text:label-followed-by="listtab" fo:margin-left="3.6833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1305in" text:min-label-width="1in" text:list-level-position-and-space-mode="label-alignment">
          <style:list-level-label-alignment text:label-followed-by="listtab" fo:margin-left="4.130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5777in" text:min-label-width="1.25in" text:list-level-position-and-space-mode="label-alignment">
          <style:list-level-label-alignment text:label-followed-by="listtab" fo:margin-left="4.8277in" fo:text-indent="-1.25in"/>
        </style:list-level-properties>
      </text:list-level-style-number>
    </text:list-style>
    <text:list-style style:name="LFO34">
      <text:list-level-style-bullet text:level="1" text:style-name="WW_CharLFO34LVL1" text:bullet-char="-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38">
      <text:list-level-style-bullet text:level="1" text:style-name="WW_CharLFO38LVL1" text:bullet-char="-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9472in" text:min-label-width="0.25in" text:list-level-position-and-space-mode="label-alignment">
          <style:list-level-label-alignment text:label-followed-by="listtab" fo:margin-left="5.1972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ITR_DocSetName" style:master-page-name="MPF0" style:family="paragraph">
      <style:paragraph-properties fo:break-before="page"/>
    </style:style>
    <style:style style:name="T51" style:parent-style-name="DefaultParagraphFont" style:family="text">
      <style:text-properties fo:text-transform="none" fo:font-variant="small-caps" fo:letter-spacing="normal" fo:font-size="14pt" style:font-size-asian="14pt" style:font-size-complex="12pt"/>
    </style:style>
    <style:style style:name="P52" style:parent-style-name="ITR_DocName" style:family="paragraph">
      <style:paragraph-properties fo:margin-top="0.1666in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55" style:parent-style-name="DefaultParagraphFont" style:family="text">
      <style:text-properties fo:language="ru" fo:country="RU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T59" style:parent-style-name="DefaultParagraphFont" style:family="text">
      <style:text-properties fo:language="ru" fo:country="RU"/>
    </style:style>
    <style:style style:name="T60" style:parent-style-name="DefaultParagraphFont" style:family="text">
      <style:text-properties fo:language="ru" fo:country="RU"/>
    </style:style>
    <style:style style:name="T61" style:parent-style-name="DefaultParagraphFont" style:family="text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fo:language="ru" fo:country="RU"/>
    </style:style>
    <style:style style:name="P64" style:parent-style-name="Normal" style:family="paragraph">
      <style:paragraph-properties style:punctuation-wrap="simple" style:text-autospace="none" fo:text-align="center" style:vertical-align="baseline"/>
      <style:text-properties fo:language="ru" fo:country="RU"/>
    </style:style>
    <style:style style:name="TableColumn66" style:family="table-column">
      <style:table-column-properties style:column-width="2.4013in"/>
    </style:style>
    <style:style style:name="TableColumn67" style:family="table-column">
      <style:table-column-properties style:column-width="3.8986in"/>
    </style:style>
    <style:style style:name="Table65" style:family="table">
      <style:table-properties style:width="6.3in" fo:margin-left="0.1736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dotte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end" fo:margin-top="0.0138in" fo:margin-bottom="0.0138in"/>
      <style:text-properties fo:font-weight="bold" style:font-weight-asian="bold" style:font-weight-complex="bold" fo:language="ru" fo:country="RU"/>
    </style:style>
    <style:style style:name="TableCell7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top="0.0138in" fo:margin-bottom="0.0138in"/>
      <style:text-properties fo:font-style="italic" style:font-style-asian="italic" style:font-style-complex="italic" fo:language="ru" fo:country="RU"/>
    </style:style>
    <style:style style:name="TableRow73" style:family="table-row">
      <style:table-row-properties/>
    </style:style>
    <style:style style:name="TableCell74" style:family="table-cell">
      <style:table-cell-properties fo:border="0.0069in dotte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 fo:margin-top="0.0138in" fo:margin-bottom="0.0138in"/>
      <style:text-properties fo:font-weight="bold" style:font-weight-asian="bold" style:font-weight-complex="bold" fo:language="ru" fo:country="RU"/>
    </style:style>
    <style:style style:name="TableCell7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138in" fo:margin-bottom="0.0138in"/>
    </style:style>
    <style:style style:name="T78" style:parent-style-name="DefaultParagraphFont" style:family="text">
      <style:text-properties fo:font-style="italic" style:font-style-asian="italic" style:font-style-complex="italic" fo:color="#000000" fo:language="ru" fo:country="RU" style:language-asian="ru" style:country-asian="RU"/>
    </style:style>
    <style:style style:name="T79" style:parent-style-name="DefaultParagraphFont" style:family="text">
      <style:text-properties fo:font-style="italic" style:font-style-asian="italic" style:font-style-complex="italic" fo:color="#000000" fo:language="ru" fo:country="RU" style:language-asian="ru" style:country-asian="RU"/>
    </style:style>
    <style:style style:name="T80" style:parent-style-name="DefaultParagraphFont" style:family="text">
      <style:text-properties fo:font-style="italic" style:font-style-asian="italic" style:font-style-complex="italic" fo:color="#000000" fo:language="ru" fo:country="RU" style:language-asian="ru" style:country-asian="RU"/>
    </style:style>
    <style:style style:name="TableRow81" style:family="table-row">
      <style:table-row-properties/>
    </style:style>
    <style:style style:name="TableCell82" style:family="table-cell">
      <style:table-cell-properties fo:border="0.0069in dotte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top="0.0138in" fo:margin-bottom="0.0138in"/>
      <style:text-properties fo:font-weight="bold" style:font-weight-asian="bold" style:font-weight-complex="bold" fo:language="ru" fo:country="RU"/>
    </style:style>
    <style:style style:name="TableCell8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top="0.0138in" fo:margin-bottom="0.0138in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ableRow87" style:family="table-row">
      <style:table-row-properties/>
    </style:style>
    <style:style style:name="TableCell88" style:family="table-cell">
      <style:table-cell-properties fo:border="0.0069in dotte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top="0.0138in" fo:margin-bottom="0.0138in"/>
      <style:text-properties fo:font-weight="bold" style:font-weight-asian="bold" style:font-weight-complex="bold" fo:language="ru" fo:country="RU"/>
    </style:style>
    <style:style style:name="TableCell9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top="0.0138in" fo:margin-bottom="0.0138in"/>
      <style:text-properties fo:font-style="italic" style:font-style-asian="italic" style:font-style-complex="italic" fo:language="ru" fo:country="RU"/>
    </style:style>
    <style:style style:name="TableRow92" style:family="table-row">
      <style:table-row-properties/>
    </style:style>
    <style:style style:name="TableCell93" style:family="table-cell">
      <style:table-cell-properties fo:border="0.0069in dotte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end" fo:margin-top="0.0138in" fo:margin-bottom="0.0138in"/>
      <style:text-properties fo:font-weight="bold" style:font-weight-asian="bold" style:font-weight-complex="bold" fo:language="ru" fo:country="RU"/>
    </style:style>
    <style:style style:name="TableCell9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style:text-autospace="none"/>
      <style:text-properties fo:font-style="italic" style:font-style-asian="italic" style:font-style-complex="italic" fo:language="ru" fo:country="RU"/>
    </style:style>
    <style:style style:name="P97" style:parent-style-name="Normal" style:family="paragraph">
      <style:paragraph-properties fo:margin-top="0.0138in" fo:margin-bottom="0.0138in"/>
      <style:text-properties fo:font-style="italic" style:font-style-asian="italic" style:font-style-complex="italic" fo:language="ru" fo:country="RU"/>
    </style:style>
    <style:style style:name="P98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99" style:parent-style-name="Normal" style:list-style-name="LFO14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00" style:parent-style-name="BodyTextIndent2" style:family="paragraph">
      <style:text-properties fo:language="ru" fo:country="RU"/>
    </style:style>
    <style:style style:name="P101" style:parent-style-name="BodyTextIndent2" style:family="paragraph">
      <style:text-properties fo:language="ru" fo:country="RU"/>
    </style:style>
    <style:style style:name="P102" style:parent-style-name="Normal" style:list-style-name="LFO14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03" style:parent-style-name="BodyTextIndent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fo:language="ru" fo:country="RU"/>
    </style:style>
    <style:style style:name="P107" style:parent-style-name="BodyTextIndent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8" style:parent-style-name="BodyTextIndent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9" style:parent-style-name="BodyTextIndent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T112" style:parent-style-name="DefaultParagraphFont" style:family="text">
      <style:text-properties style:font-name="Times New Roman CYR" fo:language="ru" fo:country="RU"/>
    </style:style>
    <style:style style:name="P113" style:parent-style-name="BodyTextIndent2" style:family="paragraph">
      <style:text-properties style:font-name="Times New Roman CYR" fo:language="ru" fo:country="RU"/>
    </style:style>
    <style:style style:name="P114" style:parent-style-name="Heading1" style:list-style-name="LFO14" style:family="paragraph"/>
    <style:style style:name="T115" style:parent-style-name="DefaultParagraphFont" style:family="text">
      <style:text-properties fo:color="#FF0000"/>
    </style:style>
    <style:style style:name="P116" style:parent-style-name="Normal" style:family="paragraph">
      <style:paragraph-properties fo:text-align="justify"/>
      <style:text-properties fo:language="ru" fo:country="RU"/>
    </style:style>
    <style:style style:name="P117" style:parent-style-name="Normal" style:family="paragraph">
      <style:paragraph-properties fo:text-align="justify"/>
      <style:text-properties fo:font-weight="bold" style:font-weight-asian="bold" fo:language="ru" fo:country="RU"/>
    </style:style>
    <style:style style:name="P118" style:parent-style-name="Безинтервала" style:family="paragraph">
      <style:paragraph-properties fo:margin-left="0.4472in" fo:text-indent="0in">
        <style:tab-stops/>
      </style:paragraph-properties>
    </style:style>
    <style:style style:name="P119" style:parent-style-name="Безинтервала" style:list-style-name="LFO6" style:family="paragraph"/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 fo:language="en" fo:country="US"/>
    </style:style>
    <style:style style:name="T122" style:parent-style-name="DefaultParagraphFont" style:family="text">
      <style:text-properties fo:font-weight="bold" style:font-weight-asian="bold"/>
    </style:style>
    <style:style style:name="T123" style:parent-style-name="DefaultParagraphFont" style:family="text">
      <style:text-properties style:language-asian="ru" style:country-asian="RU"/>
    </style:style>
    <style:style style:name="T124" style:parent-style-name="DefaultParagraphFont" style:family="text">
      <style:text-properties style:language-asian="ru" style:country-asian="RU"/>
    </style:style>
    <style:style style:name="T125" style:parent-style-name="DefaultParagraphFont" style:family="text">
      <style:text-properties style:language-asian="ru" style:country-asian="RU"/>
    </style:style>
    <style:style style:name="T126" style:parent-style-name="DefaultParagraphFont" style:family="text">
      <style:text-properties style:language-asian="ru" style:country-asian="RU"/>
    </style:style>
    <style:style style:name="P127" style:parent-style-name="Безинтервала" style:list-style-name="LFO39" style:family="paragraph"/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P130" style:parent-style-name="Безинтервала" style:list-style-name="LFO39" style:family="paragraph"/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P136" style:parent-style-name="Безинтервала" style:list-style-name="LFO39" style:family="paragraph"/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language="en" fo:country="US"/>
    </style:style>
    <style:style style:name="P141" style:parent-style-name="Безинтервала" style:list-style-name="LFO39" style:family="paragraph"/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P146" style:parent-style-name="Безинтервала" style:list-style-name="LFO39" style:family="paragraph"/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P151" style:parent-style-name="Безинтервала" style:list-style-name="LFO39" style:family="paragraph"/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language="en" fo:country="US"/>
    </style:style>
    <style:style style:name="P156" style:parent-style-name="Безинтервала" style:list-style-name="LFO39" style:family="paragraph"/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P161" style:parent-style-name="Безинтервала" style:list-style-name="LFO39" style:family="paragraph"/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P166" style:parent-style-name="Безинтервала" style:list-style-name="LFO39" style:family="paragraph"/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P171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172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173" style:parent-style-name="Безинтервала" style:list-style-name="LFO6" style:family="paragraph"/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Безинтервала" style:family="paragraph">
      <style:text-properties fo:language="en" fo:country="US"/>
    </style:style>
    <style:style style:name="P182" style:parent-style-name="Безинтервала" style:family="paragraph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font-weight="bold" style:font-weight-asian="bold" fo:language="en" fo:country="US"/>
    </style:style>
    <style:style style:name="T185" style:parent-style-name="DefaultParagraphFont" style:family="text">
      <style:text-properties fo:language="en" fo:country="US"/>
    </style:style>
    <style:style style:name="P186" style:parent-style-name="Безинтервала" style:family="paragraph">
      <style:text-properties fo:language="en" fo:country="US"/>
    </style:style>
    <style:style style:name="P187" style:parent-style-name="Безинтервала" style:family="paragraph">
      <style:text-properties fo:language="en" fo:country="US"/>
    </style:style>
    <style:style style:name="P188" style:parent-style-name="Безинтервала" style:family="paragraph">
      <style:text-properties fo:language="en" fo:country="US"/>
    </style:style>
    <style:style style:name="P189" style:parent-style-name="Безинтервала" style:family="paragraph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font-weight="bold" style:font-weight-asian="bold" fo:language="en" fo:country="US"/>
    </style:style>
    <style:style style:name="T192" style:parent-style-name="DefaultParagraphFont" style:family="text">
      <style:text-properties fo:language="en" fo:country="US"/>
    </style:style>
    <style:style style:name="P193" style:parent-style-name="Безинтервала" style:family="paragraph">
      <style:text-properties fo:language="en" fo:country="US"/>
    </style:style>
    <style:style style:name="P194" style:parent-style-name="Безинтервала" style:family="paragraph">
      <style:text-properties fo:language="en" fo:country="US"/>
    </style:style>
    <style:style style:name="P195" style:parent-style-name="Безинтервала" style:family="paragraph">
      <style:text-properties fo:language="en" fo:country="US"/>
    </style:style>
    <style:style style:name="P196" style:parent-style-name="Безинтервала" style:family="paragraph">
      <style:text-properties fo:language="en" fo:country="US"/>
    </style:style>
    <style:style style:name="P197" style:parent-style-name="Безинтервала" style:family="paragraph">
      <style:text-properties fo:language="en" fo:country="US"/>
    </style:style>
    <style:style style:name="P198" style:parent-style-name="Безинтервала" style:family="paragraph">
      <style:paragraph-properties fo:text-indent="0.5in"/>
    </style:style>
    <style:style style:name="T199" style:parent-style-name="Hyperlink" style:family="text">
      <style:text-properties fo:font-weight="bold" style:font-weight-asian="bold" fo:language="en" fo:country="US"/>
    </style:style>
    <style:style style:name="P200" style:parent-style-name="Безинтервала" style:family="paragraph">
      <style:text-properties fo:language="en" fo:country="US"/>
    </style:style>
    <style:style style:name="P201" style:parent-style-name="Безинтервала" style:family="paragraph">
      <style:text-properties fo:language="en" fo:country="US"/>
    </style:style>
    <style:style style:name="P202" style:parent-style-name="Безинтервала" style:family="paragraph">
      <style:text-properties fo:language="en" fo:country="US"/>
    </style:style>
    <style:style style:name="P203" style:parent-style-name="Безинтервала" style:family="paragraph">
      <style:text-properties fo:language="en" fo:country="US"/>
    </style:style>
    <style:style style:name="P204" style:parent-style-name="Безинтервала" style:family="paragraph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Hyperlink" style:family="text">
      <style:text-properties fo:font-weight="bold" style:font-weight-asian="bold" fo:language="en" fo:country="US"/>
    </style:style>
    <style:style style:name="P210" style:parent-style-name="Безинтервала" style:family="paragraph">
      <style:text-properties fo:language="en" fo:country="US"/>
    </style:style>
    <style:style style:name="P211" style:parent-style-name="Безинтервала" style:family="paragraph">
      <style:text-properties fo:language="en" fo:country="US"/>
    </style:style>
    <style:style style:name="P212" style:parent-style-name="Безинтервала" style:family="paragraph">
      <style:text-properties fo:language="en" fo:country="US"/>
    </style:style>
    <style:style style:name="P213" style:parent-style-name="Безинтервала" style:family="paragraph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Hyperlink" style:family="text">
      <style:text-properties fo:font-weight="bold" style:font-weight-asian="bold" fo:language="en" fo:country="US"/>
    </style:style>
    <style:style style:name="P218" style:parent-style-name="Безинтервала" style:family="paragraph">
      <style:text-properties fo:language="en" fo:country="US"/>
    </style:style>
    <style:style style:name="P219" style:parent-style-name="Безинтервала" style:family="paragraph">
      <style:text-properties fo:language="en" fo:country="US"/>
    </style:style>
    <style:style style:name="P220" style:parent-style-name="Безинтервала" style:family="paragraph">
      <style:text-properties fo:language="en" fo:country="US"/>
    </style:style>
    <style:style style:name="P221" style:parent-style-name="Безинтервала" style:family="paragraph">
      <style:text-properties fo:language="en" fo:country="US"/>
    </style:style>
    <style:style style:name="P222" style:parent-style-name="Безинтервала" style:family="paragraph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font-weight="bold" style:font-weight-asian="bold" fo:language="en" fo:country="US"/>
    </style:style>
    <style:style style:name="T225" style:parent-style-name="DefaultParagraphFont" style:family="text">
      <style:text-properties fo:language="en" fo:country="US"/>
    </style:style>
    <style:style style:name="P226" style:parent-style-name="Безинтервала" style:family="paragraph">
      <style:text-properties fo:language="en" fo:country="US"/>
    </style:style>
    <style:style style:name="P227" style:parent-style-name="Безинтервала" style:family="paragraph">
      <style:text-properties fo:language="en" fo:country="US"/>
    </style:style>
    <style:style style:name="P228" style:parent-style-name="Безинтервала" style:family="paragraph">
      <style:text-properties fo:language="en" fo:country="US"/>
    </style:style>
    <style:style style:name="P229" style:parent-style-name="Безинтервала" style:family="paragraph">
      <style:text-properties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font-weight="bold" style:font-weight-asian="bold" fo:language="en" fo:country="US"/>
    </style:style>
    <style:style style:name="T232" style:parent-style-name="DefaultParagraphFont" style:family="text">
      <style:text-properties fo:font-weight="bold" style:font-weight-asian="bold" fo:language="en" fo:country="US"/>
    </style:style>
    <style:style style:name="T233" style:parent-style-name="DefaultParagraphFont" style:family="text">
      <style:text-properties fo:font-weight="bold" style:font-weight-asian="bold" fo:language="en" fo:country="US"/>
    </style:style>
    <style:style style:name="T234" style:parent-style-name="DefaultParagraphFont" style:family="text">
      <style:text-properties fo:language="en" fo:country="US"/>
    </style:style>
    <style:style style:name="P235" style:parent-style-name="Безинтервала" style:family="paragraph">
      <style:text-properties fo:language="en" fo:country="US"/>
    </style:style>
    <style:style style:name="P236" style:parent-style-name="Безинтервала" style:family="paragraph">
      <style:text-properties fo:language="en" fo:country="US"/>
    </style:style>
    <style:style style:name="P237" style:parent-style-name="Безинтервала" style:family="paragraph">
      <style:text-properties fo:language="en" fo:country="US"/>
    </style:style>
    <style:style style:name="P238" style:parent-style-name="Безинтервала" style:family="paragraph">
      <style:text-properties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font-weight="bold" style:font-weight-asian="bold" fo:language="en" fo:country="US"/>
    </style:style>
    <style:style style:name="T241" style:parent-style-name="DefaultParagraphFont" style:family="text">
      <style:text-properties fo:font-weight="bold" style:font-weight-asian="bold" fo:language="en" fo:country="US"/>
    </style:style>
    <style:style style:name="T242" style:parent-style-name="DefaultParagraphFont" style:family="text">
      <style:text-properties fo:font-weight="bold" style:font-weight-asian="bold" fo:language="en" fo:country="US"/>
    </style:style>
    <style:style style:name="T243" style:parent-style-name="DefaultParagraphFont" style:family="text">
      <style:text-properties fo:language="en" fo:country="US"/>
    </style:style>
    <style:style style:name="P244" style:parent-style-name="Безинтервала" style:family="paragraph">
      <style:text-properties fo:language="en" fo:country="US"/>
    </style:style>
    <style:style style:name="P245" style:parent-style-name="Безинтервала" style:family="paragraph">
      <style:text-properties fo:language="en" fo:country="US"/>
    </style:style>
    <style:style style:name="P246" style:parent-style-name="Безинтервала" style:family="paragraph">
      <style:text-properties fo:language="en" fo:country="US"/>
    </style:style>
    <style:style style:name="P247" style:parent-style-name="Безинтервала" style:family="paragraph">
      <style:text-properties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font-weight="bold" style:font-weight-asian="bold" fo:language="en" fo:country="US"/>
    </style:style>
    <style:style style:name="T250" style:parent-style-name="DefaultParagraphFont" style:family="text">
      <style:text-properties fo:language="en" fo:country="US"/>
    </style:style>
    <style:style style:name="P251" style:parent-style-name="Безинтервала" style:family="paragraph">
      <style:text-properties fo:language="en" fo:country="US"/>
    </style:style>
    <style:style style:name="P252" style:parent-style-name="Безинтервала" style:family="paragraph">
      <style:paragraph-properties fo:text-indent="0in"/>
      <style:text-properties fo:language="en" fo:country="US"/>
    </style:style>
    <style:style style:name="P253" style:parent-style-name="Безинтервала" style:family="paragraph">
      <style:text-properties fo:language="en" fo:country="US"/>
    </style:style>
    <style:style style:name="P254" style:parent-style-name="Безинтервала" style:family="paragraph">
      <style:text-properties fo:language="en" fo:country="US"/>
    </style:style>
    <style:style style:name="P255" style:parent-style-name="Безинтервала" style:family="paragraph">
      <style:text-properties fo:language="en" fo:country="US"/>
    </style:style>
    <style:style style:name="P256" style:parent-style-name="Безинтервала" style:family="paragraph">
      <style:text-properties fo:language="en" fo:country="US"/>
    </style:style>
    <style:style style:name="P257" style:parent-style-name="Безинтервала" style:family="paragraph">
      <style:text-properties fo:language="en" fo:country="US"/>
    </style:style>
    <style:style style:name="P258" style:parent-style-name="Безинтервала" style:family="paragraph">
      <style:text-properties fo:language="en" fo:country="US"/>
    </style:style>
    <style:style style:name="P259" style:parent-style-name="Безинтервала" style:family="paragraph">
      <style:text-properties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font-weight="bold" style:font-weight-asian="bold" fo:language="en" fo:country="US"/>
    </style:style>
    <style:style style:name="T262" style:parent-style-name="DefaultParagraphFont" style:family="text">
      <style:text-properties fo:language="en" fo:country="US"/>
    </style:style>
    <style:style style:name="P263" style:parent-style-name="Безинтервала" style:family="paragraph">
      <style:text-properties fo:language="en" fo:country="US"/>
    </style:style>
    <style:style style:name="P264" style:parent-style-name="Безинтервала" style:family="paragraph">
      <style:text-properties fo:language="en" fo:country="US"/>
    </style:style>
    <style:style style:name="P265" style:parent-style-name="Безинтервала" style:family="paragraph">
      <style:text-properties fo:language="en" fo:country="US"/>
    </style:style>
    <style:style style:name="P266" style:parent-style-name="Безинтервала" style:family="paragraph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font-weight="bold" style:font-weight-asian="bold" fo:language="en" fo:country="US"/>
    </style:style>
    <style:style style:name="T269" style:parent-style-name="DefaultParagraphFont" style:family="text">
      <style:text-properties fo:font-weight="bold" style:font-weight-asian="bold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language="en" fo:country="US"/>
    </style:style>
    <style:style style:name="P274" style:parent-style-name="Безинтервала" style:family="paragraph">
      <style:text-properties fo:language="en" fo:country="US"/>
    </style:style>
    <style:style style:name="T275" style:parent-style-name="DefaultParagraphFont" style:family="text">
      <style:text-properties fo:language="en" fo:country="US"/>
    </style:style>
    <style:style style:name="T276" style:parent-style-name="DefaultParagraphFont" style:family="text">
      <style:text-properties fo:language="en" fo:country="US"/>
    </style:style>
    <style:style style:name="P277" style:parent-style-name="Безинтервала" style:family="paragraph">
      <style:text-properties fo:language="en" fo:country="US"/>
    </style:style>
    <style:style style:name="T278" style:parent-style-name="DefaultParagraphFont" style:family="text">
      <style:text-properties fo:language="en" fo:country="US"/>
    </style:style>
    <style:style style:name="T279" style:parent-style-name="DefaultParagraphFont" style:family="text">
      <style:text-properties fo:font-weight="bold" style:font-weight-asian="bold"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language="en" fo:country="US"/>
    </style:style>
    <style:style style:name="P284" style:parent-style-name="Безинтервала" style:family="paragraph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language="en" fo:country="US"/>
    </style:style>
    <style:style style:name="T288" style:parent-style-name="DefaultParagraphFont" style:family="text">
      <style:text-properties fo:language="en" fo:country="US"/>
    </style:style>
    <style:style style:name="P289" style:parent-style-name="Безинтервала" style:family="paragraph">
      <style:text-properties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font-weight="bold" style:font-weight-asian="bold" fo:language="en" fo:country="US"/>
    </style:style>
    <style:style style:name="T292" style:parent-style-name="DefaultParagraphFont" style:family="text">
      <style:text-properties fo:language="en" fo:country="US"/>
    </style:style>
    <style:style style:name="P293" style:parent-style-name="Безинтервала" style:family="paragraph">
      <style:text-properties fo:language="en" fo:country="US"/>
    </style:style>
    <style:style style:name="P294" style:parent-style-name="Безинтервала" style:list-style-name="LFO6" style:family="paragraph"/>
    <style:style style:name="T295" style:parent-style-name="DefaultParagraphFont" style:family="text">
      <style:text-properties fo:font-weight="bold" style:font-weight-asian="bold"/>
    </style:style>
    <style:style style:name="T296" style:parent-style-name="DefaultParagraphFont" style:family="text">
      <style:text-properties fo:font-weight="bold" style:font-weight-asian="bold" fo:language="en" fo:country="US"/>
    </style:style>
    <style:style style:name="T297" style:parent-style-name="DefaultParagraphFont" style:family="text">
      <style:text-properties fo:font-weight="bold" style:font-weight-asian="bold"/>
    </style:style>
    <style:style style:name="T298" style:parent-style-name="DefaultParagraphFont" style:family="text">
      <style:text-properties fo:font-weight="bold" style:font-weight-asian="bold" fo:language="en" fo:country="US"/>
    </style:style>
    <style:style style:name="P299" style:parent-style-name="Безинтервала" style:family="paragraph">
      <style:paragraph-properties fo:text-indent="0.4472in"/>
    </style:style>
    <style:style style:name="P300" style:parent-style-name="Безинтервала" style:list-style-name="LFO6" style:family="paragraph"/>
    <style:style style:name="T301" style:parent-style-name="DefaultParagraphFont" style:family="text">
      <style:text-properties fo:font-weight="bold" style:font-weight-asian="bold"/>
    </style:style>
    <style:style style:name="T302" style:parent-style-name="DefaultParagraphFont" style:family="text">
      <style:text-properties fo:font-weight="bold" style:font-weight-asian="bold" fo:language="en" fo:country="US"/>
    </style:style>
    <style:style style:name="T303" style:parent-style-name="DefaultParagraphFont" style:family="text">
      <style:text-properties fo:font-weight="bold" style:font-weight-asian="bold"/>
    </style:style>
    <style:style style:name="T304" style:parent-style-name="DefaultParagraphFont" style:family="text">
      <style:text-properties fo:font-weight="bold" style:font-weight-asian="bold"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P310" style:parent-style-name="Безинтервала" style:family="paragraph">
      <style:paragraph-properties fo:margin-left="1in" fo:text-indent="0in">
        <style:tab-stops/>
      </style:paragraph-properties>
      <style:text-properties fo:language="en" fo:country="US"/>
    </style:style>
    <style:style style:name="P311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12" style:parent-style-name="Безинтервала" style:family="paragraph">
      <style:paragraph-properties fo:margin-left="0.1444in">
        <style:tab-stops/>
      </style:paragraph-properties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language="en" fo:country="US"/>
    </style:style>
    <style:style style:name="T316" style:parent-style-name="DefaultParagraphFont" style:family="text">
      <style:text-properties fo:font-weight="bold" style:font-weight-asian="bold" fo:language="en" fo:country="US"/>
    </style:style>
    <style:style style:name="T317" style:parent-style-name="DefaultParagraphFont" style:family="text">
      <style:text-properties fo:language="en" fo:country="US"/>
    </style:style>
    <style:style style:name="P318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19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20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21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22" style:parent-style-name="Безинтервала" style:family="paragraph">
      <style:paragraph-properties fo:margin-left="0.1444in">
        <style:tab-stops/>
      </style:paragraph-properties>
    </style:style>
    <style:style style:name="T323" style:parent-style-name="DefaultParagraphFont" style:family="text">
      <style:text-properties fo:language="en" fo:country="US"/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font-weight="bold" style:font-weight-asian="bold" fo:language="en" fo:country="US"/>
    </style:style>
    <style:style style:name="T327" style:parent-style-name="DefaultParagraphFont" style:family="text">
      <style:text-properties fo:language="en" fo:country="US"/>
    </style:style>
    <style:style style:name="P328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29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30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31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32" style:parent-style-name="Безинтервала" style:family="paragraph">
      <style:paragraph-properties fo:margin-left="0.1444in">
        <style:tab-stops/>
      </style:paragraph-properties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font-weight="bold" style:font-weight-asian="bold" fo:language="en" fo:country="US"/>
    </style:style>
    <style:style style:name="T337" style:parent-style-name="DefaultParagraphFont" style:family="text">
      <style:text-properties fo:font-weight="bold" style:font-weight-asian="bold" fo:language="en" fo:country="US"/>
    </style:style>
    <style:style style:name="T338" style:parent-style-name="DefaultParagraphFont" style:family="text">
      <style:text-properties fo:font-weight="bold" style:font-weight-asian="bold" fo:language="en" fo:country="US"/>
    </style:style>
    <style:style style:name="T339" style:parent-style-name="DefaultParagraphFont" style:family="text">
      <style:text-properties fo:language="en" fo:country="US"/>
    </style:style>
    <style:style style:name="P340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41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42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43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44" style:parent-style-name="Безинтервала" style:family="paragraph">
      <style:paragraph-properties fo:margin-left="0.1444in">
        <style:tab-stops/>
      </style:paragraph-properties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font-weight="bold" style:font-weight-asian="bold" fo:language="en" fo:country="US"/>
    </style:style>
    <style:style style:name="T349" style:parent-style-name="DefaultParagraphFont" style:family="text">
      <style:text-properties fo:font-weight="bold" style:font-weight-asian="bold" fo:language="en" fo:country="US"/>
    </style:style>
    <style:style style:name="T350" style:parent-style-name="DefaultParagraphFont" style:family="text">
      <style:text-properties fo:font-weight="bold" style:font-weight-asian="bold" fo:language="en" fo:country="US"/>
    </style:style>
    <style:style style:name="T351" style:parent-style-name="DefaultParagraphFont" style:family="text">
      <style:text-properties fo:language="en" fo:country="US"/>
    </style:style>
    <style:style style:name="P352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53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54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55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56" style:parent-style-name="Безинтервала" style:family="paragraph">
      <style:paragraph-properties fo:margin-left="0.1444in">
        <style:tab-stops/>
      </style:paragraph-properties>
    </style:style>
    <style:style style:name="T357" style:parent-style-name="DefaultParagraphFont" style:family="text">
      <style:text-properties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font-weight="bold" style:font-weight-asian="bold"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63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64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65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66" style:parent-style-name="Безинтервала" style:family="paragraph">
      <style:paragraph-properties fo:margin-left="0.1444in">
        <style:tab-stops/>
      </style:paragraph-properties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font-weight="bold" style:font-weight-asian="bold" fo:language="en" fo:country="US"/>
    </style:style>
    <style:style style:name="T371" style:parent-style-name="DefaultParagraphFont" style:family="text">
      <style:text-properties fo:language="en" fo:country="US"/>
    </style:style>
    <style:style style:name="P372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73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74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75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76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77" style:parent-style-name="Безинтервала" style:family="paragraph">
      <style:paragraph-properties fo:margin-left="1.8027in" fo:text-indent="0.3944in">
        <style:tab-stops/>
      </style:paragraph-properties>
    </style:style>
    <style:style style:name="T378" style:parent-style-name="Hyperlink" style:family="text">
      <style:text-properties fo:font-weight="bold" style:font-weight-asian="bold" fo:language="en" fo:country="US"/>
    </style:style>
    <style:style style:name="P379" style:parent-style-name="Безинтервала" style:family="paragraph">
      <style:paragraph-properties fo:margin-left="1.5in">
        <style:tab-stops/>
      </style:paragraph-properties>
      <style:text-properties fo:language="en" fo:country="US"/>
    </style:style>
    <style:style style:name="P380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81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82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83" style:parent-style-name="Безинтервала" style:family="paragraph">
      <style:paragraph-properties fo:margin-left="0.1444in">
        <style:tab-stops/>
      </style:paragraph-properties>
      <style:text-properties fo:language="en" fo:country="US"/>
    </style:style>
    <style:style style:name="P384" style:parent-style-name="Безинтервала" style:family="paragraph">
      <style:paragraph-properties fo:margin-left="0.1444in">
        <style:tab-stops/>
      </style:paragraph-properties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font-weight="bold" style:font-weight-asian="bold"/>
    </style:style>
    <style:style style:name="P390" style:parent-style-name="Безинтервала" style:family="paragraph">
      <style:paragraph-properties fo:margin-left="0.1444in" fo:text-indent="0in">
        <style:tab-stops/>
      </style:paragraph-properties>
    </style:style>
    <style:style style:name="P391" style:parent-style-name="Безинтервала" style:family="paragraph">
      <style:paragraph-properties fo:margin-left="0.1444in" fo:text-indent="0in">
        <style:tab-stops/>
      </style:paragraph-properties>
      <style:text-properties fo:language="en" fo:country="US"/>
    </style:style>
    <style:style style:name="P392" style:parent-style-name="Безинтервала" style:list-style-name="LFO6" style:family="paragraph"/>
    <style:style style:name="T393" style:parent-style-name="DefaultParagraphFont" style:family="text">
      <style:text-properties fo:font-weight="bold" style:font-weight-asian="bold"/>
    </style:style>
    <style:style style:name="T394" style:parent-style-name="DefaultParagraphFont" style:family="text">
      <style:text-properties fo:font-weight="bold" style:font-weight-asian="bold" fo:language="en" fo:country="US"/>
    </style:style>
    <style:style style:name="T395" style:parent-style-name="DefaultParagraphFont" style:family="text">
      <style:text-properties fo:font-weight="bold" style:font-weight-asian="bold"/>
    </style:style>
    <style:style style:name="T396" style:parent-style-name="DefaultParagraphFont" style:family="text">
      <style:text-properties fo:font-weight="bold" style:font-weight-asian="bold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language="en" fo:country="US"/>
    </style:style>
    <style:style style:name="T401" style:parent-style-name="DefaultParagraphFont" style:family="text">
      <style:text-properties fo:language="en" fo:country="US"/>
    </style:style>
    <style:style style:name="T402" style:parent-style-name="DefaultParagraphFont" style:family="text">
      <style:text-properties fo:language="en" fo:country="US"/>
    </style:style>
    <style:style style:name="P403" style:parent-style-name="Безинтервала" style:family="paragraph">
      <style:text-properties fo:language="en" fo:country="US"/>
    </style:style>
    <style:style style:name="P404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05" style:parent-style-name="Безинтервала" style:family="paragraph">
      <style:paragraph-properties fo:margin-left="0.1972in">
        <style:tab-stops/>
      </style:paragraph-properties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font-weight="bold" style:font-weight-asian="bold" fo:language="en" fo:country="US"/>
    </style:style>
    <style:style style:name="T410" style:parent-style-name="DefaultParagraphFont" style:family="text">
      <style:text-properties fo:language="en" fo:country="US"/>
    </style:style>
    <style:style style:name="P411" style:parent-style-name="Безинтервала" style:family="paragraph">
      <style:paragraph-properties fo:margin-left="0.1972in">
        <style:tab-stops/>
      </style:paragraph-properties>
    </style:style>
    <style:style style:name="T412" style:parent-style-name="DefaultParagraphFont" style:family="text">
      <style:text-properties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font-weight="bold" style:font-weight-asian="bold" fo:language="en" fo:country="US"/>
    </style:style>
    <style:style style:name="T415" style:parent-style-name="DefaultParagraphFont" style:family="text">
      <style:text-properties fo:language="en" fo:country="US"/>
    </style:style>
    <style:style style:name="P416" style:parent-style-name="Безинтервала" style:family="paragraph">
      <style:paragraph-properties fo:margin-left="0.1972in">
        <style:tab-stops/>
      </style:paragraph-properties>
    </style:style>
    <style:style style:name="T417" style:parent-style-name="DefaultParagraphFont" style:family="text">
      <style:text-properties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font-weight="bold" style:font-weight-asian="bold" fo:language="en" fo:country="US"/>
    </style:style>
    <style:style style:name="T420" style:parent-style-name="DefaultParagraphFont" style:family="text">
      <style:text-properties fo:language="en" fo:country="US"/>
    </style:style>
    <style:style style:name="P421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22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23" style:parent-style-name="Безинтервала" style:family="paragraph">
      <style:paragraph-properties fo:margin-left="0.1972in">
        <style:tab-stops/>
      </style:paragraph-properties>
    </style:style>
    <style:style style:name="T424" style:parent-style-name="DefaultParagraphFont" style:family="text">
      <style:text-properties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font-weight="bold" style:font-weight-asian="bold" fo:language="en" fo:country="US"/>
    </style:style>
    <style:style style:name="T427" style:parent-style-name="DefaultParagraphFont" style:family="text">
      <style:text-properties fo:language="en" fo:country="US"/>
    </style:style>
    <style:style style:name="P428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29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30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31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32" style:parent-style-name="Безинтервала" style:family="paragraph">
      <style:paragraph-properties fo:margin-left="0.1972in">
        <style:tab-stops/>
      </style:paragraph-properties>
    </style:style>
    <style:style style:name="T433" style:parent-style-name="DefaultParagraphFont" style:family="text">
      <style:text-properties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font-weight="bold" style:font-weight-asian="bold" fo:language="en" fo:country="US"/>
    </style:style>
    <style:style style:name="T438" style:parent-style-name="DefaultParagraphFont" style:family="text">
      <style:text-properties fo:font-weight="bold" style:font-weight-asian="bold" fo:language="en" fo:country="US"/>
    </style:style>
    <style:style style:name="T439" style:parent-style-name="DefaultParagraphFont" style:family="text">
      <style:text-properties fo:font-weight="bold" style:font-weight-asian="bold" fo:language="en" fo:country="US"/>
    </style:style>
    <style:style style:name="T440" style:parent-style-name="DefaultParagraphFont" style:family="text">
      <style:text-properties fo:language="en" fo:country="US"/>
    </style:style>
    <style:style style:name="P441" style:parent-style-name="Безинтервала" style:family="paragraph">
      <style:paragraph-properties fo:margin-left="0.1972in">
        <style:tab-stops/>
      </style:paragraph-properties>
    </style:style>
    <style:style style:name="T442" style:parent-style-name="DefaultParagraphFont" style:family="text">
      <style:text-properties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efaultParagraphFont" style:family="text">
      <style:text-properties fo:language="en" fo:country="US"/>
    </style:style>
    <style:style style:name="T446" style:parent-style-name="DefaultParagraphFont" style:family="text">
      <style:text-properties fo:font-weight="bold" style:font-weight-asian="bold" fo:language="en" fo:country="US"/>
    </style:style>
    <style:style style:name="T447" style:parent-style-name="DefaultParagraphFont" style:family="text">
      <style:text-properties fo:font-weight="bold" style:font-weight-asian="bold" fo:language="en" fo:country="US"/>
    </style:style>
    <style:style style:name="T448" style:parent-style-name="DefaultParagraphFont" style:family="text">
      <style:text-properties fo:font-weight="bold" style:font-weight-asian="bold" fo:language="en" fo:country="US"/>
    </style:style>
    <style:style style:name="T449" style:parent-style-name="DefaultParagraphFont" style:family="text">
      <style:text-properties fo:language="en" fo:country="US"/>
    </style:style>
    <style:style style:name="P450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51" style:parent-style-name="Безинтервала" style:family="paragraph">
      <style:paragraph-properties fo:margin-left="0.1972in">
        <style:tab-stops/>
      </style:paragraph-properties>
      <style:text-properties fo:language="en" fo:country="US"/>
    </style:style>
    <style:style style:name="P452" style:parent-style-name="Безинтервала" style:family="paragraph">
      <style:paragraph-properties fo:margin-left="0.1972in">
        <style:tab-stops/>
      </style:paragraph-properties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language="en" fo:country="US"/>
    </style:style>
    <style:style style:name="P456" style:parent-style-name="Безинтервала" style:family="paragraph">
      <style:paragraph-properties fo:margin-left="0.1972in">
        <style:tab-stops/>
      </style:paragraph-properties>
    </style:style>
    <style:style style:name="P457" style:parent-style-name="Безинтервала" style:family="paragraph">
      <style:paragraph-properties fo:margin-left="0.1972in">
        <style:tab-stops/>
      </style:paragraph-properties>
    </style:style>
    <style:style style:name="P458" style:parent-style-name="Безинтервала" style:family="paragraph">
      <style:paragraph-properties fo:margin-left="0.4472in" fo:text-indent="0in">
        <style:tab-stops/>
      </style:paragraph-properties>
    </style:style>
    <style:style style:name="P459" style:parent-style-name="Безинтервала" style:list-style-name="LFO6" style:family="paragraph"/>
    <style:style style:name="T460" style:parent-style-name="DefaultParagraphFont" style:family="text">
      <style:text-properties fo:font-weight="bold" style:font-weight-asian="bold"/>
    </style:style>
    <style:style style:name="T461" style:parent-style-name="DefaultParagraphFont" style:family="text">
      <style:text-properties fo:font-weight="bold" style:font-weight-asian="bold" fo:language="en" fo:country="US"/>
    </style:style>
    <style:style style:name="T462" style:parent-style-name="DefaultParagraphFont" style:family="text">
      <style:text-properties fo:font-weight="bold" style:font-weight-asian="bold"/>
    </style:style>
    <style:style style:name="T463" style:parent-style-name="DefaultParagraphFont" style:family="text">
      <style:text-properties fo:font-weight="bold" style:font-weight-asian="bold" fo:language="en" fo:country="US"/>
    </style:style>
    <style:style style:name="P464" style:parent-style-name="Безинтервала" style:family="paragraph">
      <style:paragraph-properties fo:margin-left="0.4472in" fo:text-indent="0in">
        <style:tab-stops/>
      </style:paragraph-properties>
    </style:style>
    <style:style style:name="P465" style:parent-style-name="Безинтервала" style:family="paragraph">
      <style:paragraph-properties fo:margin-left="0.1972in" fo:text-indent="0in">
        <style:tab-stops/>
      </style:paragraph-properties>
    </style:style>
    <style:style style:name="P466" style:parent-style-name="Normal" style:family="paragraph">
      <style:paragraph-properties fo:text-align="justify"/>
    </style:style>
    <style:style style:name="T467" style:parent-style-name="DefaultParagraphFont" style:family="text">
      <style:text-properties fo:font-weight="bold" style:font-weight-asian="bold" fo:language="ru" fo:country="RU"/>
    </style:style>
    <style:style style:name="T468" style:parent-style-name="DefaultParagraphFont" style:family="text">
      <style:text-properties fo:font-weight="bold" style:font-weight-asian="bold" fo:language="ru" fo:country="RU"/>
    </style:style>
    <style:style style:name="T469" style:parent-style-name="DefaultParagraphFont" style:family="text">
      <style:text-properties fo:font-weight="bold" style:font-weight-asian="bold" fo:language="ru" fo:country="RU"/>
    </style:style>
    <style:style style:name="T470" style:parent-style-name="DefaultParagraphFont" style:family="text">
      <style:text-properties fo:font-weight="bold" style:font-weight-asian="bold" fo:language="ru" fo:country="RU"/>
    </style:style>
    <style:style style:name="T471" style:parent-style-name="DefaultParagraphFont" style:family="text">
      <style:text-properties fo:font-weight="bold" style:font-weight-asian="bold" fo:language="ru" fo:country="RU"/>
    </style:style>
    <style:style style:name="T472" style:parent-style-name="DefaultParagraphFont" style:family="text">
      <style:text-properties fo:font-weight="bold" style:font-weight-asian="bold" fo:language="ru" fo:country="RU"/>
    </style:style>
    <style:style style:name="T473" style:parent-style-name="DefaultParagraphFont" style:family="text">
      <style:text-properties fo:font-weight="bold" style:font-weight-asian="bold" fo:language="ru" fo:country="RU"/>
    </style:style>
    <style:style style:name="P474" style:parent-style-name="Безинтервала" style:family="paragraph">
      <style:paragraph-properties fo:margin-left="0.6972in" fo:text-indent="0in">
        <style:tab-stops/>
      </style:paragraph-properties>
    </style:style>
    <style:style style:name="P475" style:parent-style-name="Безинтервала" style:list-style-name="LFO37" style:family="paragraph"/>
    <style:style style:name="T476" style:parent-style-name="DefaultParagraphFont" style:family="text">
      <style:text-properties fo:language="en" fo:country="US"/>
    </style:style>
    <style:style style:name="T477" style:parent-style-name="DefaultParagraphFont" style:family="text">
      <style:text-properties fo:language="en" fo:country="US"/>
    </style:style>
    <style:style style:name="P478" style:parent-style-name="Безинтервала" style:list-style-name="LFO37" style:family="paragraph"/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language="en" fo:country="US"/>
    </style:style>
    <style:style style:name="P481" style:parent-style-name="Безинтервала" style:list-style-name="LFO37" style:family="paragraph"/>
    <style:style style:name="T482" style:parent-style-name="DefaultParagraphFont" style:family="text">
      <style:text-properties fo:language="en" fo:country="US"/>
    </style:style>
    <style:style style:name="P483" style:parent-style-name="Безинтервала" style:family="paragraph">
      <style:paragraph-properties fo:margin-left="0.4472in" fo:text-indent="0in">
        <style:tab-stops/>
      </style:paragraph-properties>
    </style:style>
    <style:style style:name="P484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85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86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87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88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89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0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1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2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3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4" style:parent-style-name="Безинтервала" style:family="paragraph">
      <style:paragraph-properties fo:margin-left="0.75in" fo:text-indent="0in">
        <style:tab-stops/>
      </style:paragraph-properties>
      <style:text-properties fo:language="en" fo:country="US"/>
    </style:style>
    <style:style style:name="P495" style:parent-style-name="Безинтервала" style:family="paragraph">
      <style:text-properties fo:language="en" fo:country="US"/>
    </style:style>
    <style:style style:name="P49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9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9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9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0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1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1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top"/><text:bookmark-end text:name="_top"/><text:span text:style-name="T51">ПС Система подготовки отчетности для ЦБ РФ</text:span></text:p>
      <text:p text:style-name="P52"><text:span text:style-name="T53">инструкция по установке версии<text:s/></text:span><text:span text:style-name="T54"><text:s/></text:span><text:span text:style-name="T55">1</text:span><text:span text:style-name="T56">5</text:span><text:span text:style-name="T57">0</text:span><text:span text:style-name="T58">302</text:span><text:span text:style-name="T59">0</text:span><text:span text:style-name="T60">2</text:span><text:span text:style-name="T61"><text:s/></text:span><text:span text:style-name="T62">программного средства «</text:span>BARS<text:span text:style-name="T63">»</text:span></text:p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Заказчик изменения:</text:p>
          </table:table-cell>
          <table:table-cell table:style-name="TableCell71">
            <text:p text:style-name="P72">ДБУиО</text:p>
          </table:table-cell>
        </table:table-row>
        <table:table-row table:style-name="TableRow73">
          <table:table-cell table:style-name="TableCell74">
            <text:p text:style-name="P75">Ответственный за выпуск:</text:p>
          </table:table-cell>
          <table:table-cell table:style-name="TableCell76">
            <text:p text:style-name="P77"><text:span text:style-name="T78">УРСПИС, Отдел "Центр компетенции по сист</text:span><text:span text:style-name="T79">е</text:span><text:span text:style-name="T80">мам финансовой отчетности"</text:span></text:p>
          </table:table-cell>
        </table:table-row>
        <table:table-row table:style-name="TableRow81">
          <table:table-cell table:style-name="TableCell82">
            <text:p text:style-name="P83">Разработчик:</text:p>
          </table:table-cell>
          <table:table-cell table:style-name="TableCell84">
            <text:p text:style-name="P85"><text:span text:style-name="T86">RBT</text:span></text:p>
          </table:table-cell>
        </table:table-row>
        <table:table-row table:style-name="TableRow87">
          <table:table-cell table:style-name="TableCell88">
            <text:p text:style-name="P89">Вид документа:</text:p>
          </table:table-cell>
          <table:table-cell table:style-name="TableCell90">
            <text:p text:style-name="P91">Инструкции администратора</text:p>
          </table:table-cell>
        </table:table-row>
        <table:table-row table:style-name="TableRow92">
          <table:table-cell table:style-name="TableCell93">
            <text:p text:style-name="P94">Комментарий:</text:p>
          </table:table-cell>
          <table:table-cell table:style-name="TableCell95">
            <text:p text:style-name="P96"/>
            <text:p text:style-name="P97"/>
          </table:table-cell>
        </table:table-row>
      </table:table>
      <text:p text:style-name="P98"/>
      <text:list text:style-name="LFO14" text:continue-numbering="true">
        <text:list-item>
          <text:p text:style-name="P99">ПОРЯДОК СБОРКИ ВЕРСИИ ПС</text:p>
        </text:list-item>
      </text:list>
      <text:p text:style-name="P100">Cогласно договору поставка исходных кодов не предусмотрена.</text:p>
      <text:p text:style-name="P101"/>
      <text:list text:style-name="LFO14" text:continue-numbering="true">
        <text:list-item>
          <text:p text:style-name="P102">ПОРЯДОК НАСТРОЙКИ СРЕДЫ ОКРУЖЕНИЯ</text:p>
        </text:list-item>
      </text:list>
      <text:p text:style-name="P103"><text:span text:style-name="T104">Для работы приложения<text:s/></text:span>N<text:span text:style-name="T105">1<text:s/></text:span><text:span text:style-name="T106">необходимо следующее ПО:</text:span></text:p>
      <text:p text:style-name="P107">Oracle<text:s/>JRE 7 Update 51</text:p>
      <text:p text:style-name="P108">Apache Tomcat 7.0.52</text:p>
      <text:p text:style-name="P109"><text:span text:style-name="T110"><text:s/></text:span><text:span text:style-name="T111">В остальном н</text:span><text:span text:style-name="T112">астройка среды не требует отличных от стандартных методов установки.</text:span></text:p>
      <text:p text:style-name="P113"/>
      <text:h text:style-name="P114" text:outline-level="1"><text:bookmark-start text:name="_ИНСТРУКЦИЯ__ПО"/><text:bookmark-start text:name="_Toc398540858"/><text:bookmark-end text:name="_ИНСТРУКЦИЯ__ПО"/>ИНСТРУКЦИЯ<text:s/><text:line-break/>ПО ВЫПОЛНЕНИЮ УСТАНОВКИ ПОСТАВКИ<text:s/><text:span text:style-name="T115">ОТ RBT</text:span><text:bookmark-end text:name="_Toc398540858"/></text:h>
      <text:p text:style-name="P116"/>
      <text:p text:style-name="P117">Для установки поставки необходимо:</text:p>
      <text:p text:style-name="P118"/>
      <text:list text:style-name="LFO6" text:continue-numbering="true">
        <text:list-item>
          <text:p text:style-name="P119"><text:span text:style-name="T120">Для установки объектов<text:s/></text:span><text:span text:style-name="T121">DB</text:span><text:span text:style-name="T122">2</text:span><text:s/>из поставки<text:s/><text:span text:style-name="T123">{</text:span><text:span text:style-name="T124">номер<text:s/></text:span><text:span text:style-name="T125">поставки<text:s/></text:span>15030202<text:span text:style-name="T126">}</text:span><text:s/>выполнить<text:s/>скрипты<text:s/>из файлов (см.<text:s/><text:a xlink:href="#_1.1_Выполнение_скрипта" office:target-frame-name="_top" xlink:show="replace"><text:span text:style-name="Hyperlink">пункт 1.1</text:span></text:a><text:s/>приложения к инструкции):<text:s/></text:p>
        </text:list-item>
      </text:list>
      <text:list text:style-name="LFO39" text:continue-numbering="true">
        <text:list-item>
          <text:p text:style-name="P127"><text:span text:style-name="T128">.</text:span>./1/<text:span text:style-name="T129">instal.sql</text:span></text:p>
        </text:list-item>
        <text:list-item>
          <text:p text:style-name="P130"><text:span text:style-name="T131">.</text:span>./<text:span text:style-name="T132">2</text:span>/<text:span text:style-name="T133">2015.03.02-02</text:span>/<text:span text:style-name="T134">Installer</text:span><text:span text:style-name="T135">/install.sql</text:span></text:p>
        </text:list-item>
        <text:list-item>
          <text:p text:style-name="P136"><text:span text:style-name="T137">.</text:span>./3/<text:span text:style-name="T138">2015.03.02-0</text:span>3/<text:span text:style-name="T139">Installer</text:span><text:span text:style-name="T140">/install.sql</text:span></text:p>
        </text:list-item>
        <text:list-item>
          <text:p text:style-name="P141"><text:span text:style-name="T142">.</text:span>./4/<text:span text:style-name="T143">2015.03.02-0</text:span>4/<text:span text:style-name="T144">Installer</text:span><text:span text:style-name="T145">/install.sql</text:span></text:p>
        </text:list-item>
        <text:list-item>
          <text:p text:style-name="P146"><text:span text:style-name="T147">.</text:span>./5/<text:span text:style-name="T148">2015.03.02-0</text:span>5/<text:span text:style-name="T149">Installer</text:span><text:span text:style-name="T150">/install.sql</text:span></text:p>
        </text:list-item>
        <text:list-item>
          <text:p text:style-name="P151"><text:span text:style-name="T152">.</text:span>./6/<text:span text:style-name="T153">2015.03.02-0</text:span>6/<text:span text:style-name="T154">Installer</text:span><text:span text:style-name="T155">/install.sql</text:span></text:p>
        </text:list-item>
        <text:list-item>
          <text:p text:style-name="P156"><text:span text:style-name="T157">.</text:span>./7/<text:span text:style-name="T158">2015.03.02-0</text:span>7/<text:span text:style-name="T159">Installer</text:span><text:span text:style-name="T160">/install.sql</text:span></text:p>
        </text:list-item>
        <text:list-item>
          <text:p text:style-name="P161"><text:span text:style-name="T162">.</text:span>./8/<text:span text:style-name="T163">2015.03.02-0</text:span>8/<text:span text:style-name="T164">Installer</text:span><text:span text:style-name="T165">/install.sql</text:span></text:p>
        </text:list-item>
        <text:list-item>
          <text:p text:style-name="P166"><text:span text:style-name="T167">.</text:span>./9/<text:span text:style-name="T168">2015.03.02-0</text:span>9/<text:span text:style-name="T169">Installer</text:span><text:span text:style-name="T170">/install.sql</text:span></text:p>
        </text:list-item>
      </text:list>
      <text:p text:style-name="P171"/>
      <text:p text:style-name="P172"/>
      <text:soft-page-break/>
      <text:list text:style-name="LFO6" text:continue-numbering="true">
        <text:list-item>
          <text:p text:style-name="P173">Открыть файл<text:s/><text:span text:style-name="T174">framework</text:span>.<text:span text:style-name="T175">war</text:span><text:s/>с помощью<text:s/><text:span text:style-name="T176">zip</text:span>-архиватора. Открыть в нем файл<text:s/>./<text:span text:style-name="T177">WEB</text:span>-<text:span text:style-name="T178">INF</text:span>/<text:span text:style-name="T179">web</text:span>.<text:span text:style-name="T180">xml</text:span>.<text:s/>Указать в параметрах инициализации правильные значения:</text:p>
        </text:list-item>
      </text:list>
      <text:p text:style-name="P181">&lt;context-param&gt;</text:p>
      <text:p text:style-name="P182"><text:s text:c="4"/>&lt;param-name&gt;AS400.ip&lt;/param-name&gt;</text:p>
      <text:p text:style-name="Безинтервала"><text:span text:style-name="T183"><text:s text:c="4"/>&lt;param-value&gt;</text:span><text:span text:style-name="T184">bars_db</text:span><text:span text:style-name="T185">&lt;/param-value&gt;</text:span></text:p>
      <text:p text:style-name="P186"><text:s text:c="2"/>&lt;/context-param&gt;</text:p>
      <text:p text:style-name="P187"/>
      <text:p text:style-name="P188"><text:s text:c="2"/>&lt;context-param&gt;</text:p>
      <text:p text:style-name="P189"><text:s text:c="4"/>&lt;param-name&gt;crystal.ras.IP&lt;/param-name&gt;</text:p>
      <text:p text:style-name="Безинтервала"><text:span text:style-name="T190"><text:s text:c="4"/>&lt;param-value&gt;</text:span><text:span text:style-name="T191">10.1.7.48</text:span><text:span text:style-name="T192">&lt;/param-value&gt;</text:span></text:p>
      <text:p text:style-name="P193"><text:s text:c="2"/>&lt;/context-param&gt;</text:p>
      <text:p text:style-name="P194"/>
      <text:p text:style-name="P195"><text:s text:c="2"/>&lt;context-param&gt;</text:p>
      <text:p text:style-name="P196"><text:s text:c="4"/>&lt;param-name&gt;crystal.ras.URL&lt;/param-name&gt;</text:p>
      <text:p text:style-name="P197"><text:s text:c="4"/>&lt;param-value&gt;</text:p>
      <text:p text:style-name="P198"><text:a xlink:href="http://appbars/businessobjects/enterprise115/desktoplaunch/InfoView" office:target-frame-name="_top" xlink:show="replace"><text:span text:style-name="T199">http://appbars/businessobjects/enterprise115/desktoplaunch/InfoView</text:span></text:a></text:p>
      <text:p text:style-name="P200">&lt;/param-value&gt;</text:p>
      <text:p text:style-name="P201"><text:s text:c="2"/>&lt;/context-param&gt;</text:p>
      <text:p text:style-name="P202"/>
      <text:p text:style-name="P203"><text:s text:c="2"/>&lt;context-param&gt;</text:p>
      <text:p text:style-name="P204"><text:s text:c="4"/>&lt;param-name&gt;crystal.ras.URL.2010&lt;/param-name&gt;</text:p>
      <text:p text:style-name="Безинтервала"><text:span text:style-name="T205"><text:s text:c="4"/>&lt;param-</text:span><text:span text:style-name="T206">va</text:span><text:span text:style-name="T207">l</text:span><text:span text:style-name="T208">ue&gt;</text:span></text:p>
      <text:p text:style-name="Безинтервала"><text:a xlink:href="http://vs193:8080/businessobjects/enterprise115/desktoplaunch/InfoView/logon/logon.do" office:target-frame-name="_top" xlink:show="replace"><text:span text:style-name="T209">http://vs193:8080/businessobjects/enterprise115/desktoplaunch/InfoView/logon/logon.do</text:span></text:a></text:p>
      <text:p text:style-name="P210">&lt;/param-value&gt;</text:p>
      <text:p text:style-name="P211"><text:s text:c="2"/>&lt;/context-param&gt;</text:p>
      <text:p text:style-name="P212"><text:s text:c="2"/>&lt;context-param&gt;</text:p>
      <text:p text:style-name="P213"><text:s text:c="4"/>&lt;param-name&gt;crystal.ras.URL.2006_2009&lt;/param-name&gt;</text:p>
      <text:p text:style-name="Безинтервала"><text:span text:style-name="T214"><text:s text:c="4"/>&lt;param-va</text:span><text:span text:style-name="T215">l</text:span><text:span text:style-name="T216">ue&gt;</text:span></text:p>
      <text:p text:style-name="Безинтервала"><text:a xlink:href="http://vs86:8080/businessobjects/enterprise115/desktoplaunch/InfoView/logon/logon.do" office:target-frame-name="_top" xlink:show="replace"><text:span text:style-name="T217">http://vs86:8080/businessobjects/enterprise115/desktoplaunch/InfoView/logon/logon.do</text:span></text:a></text:p>
      <text:p text:style-name="P218">&lt;/param-value&gt;</text:p>
      <text:p text:style-name="P219"><text:s text:c="2"/>&lt;/context-param&gt;</text:p>
      <text:p text:style-name="P220"/>
      <text:p text:style-name="P221"><text:s text:c="2"/>&lt;context-param&gt;</text:p>
      <text:p text:style-name="P222"><text:s text:c="4"/>&lt;param-name&gt;db.url&lt;/param-name&gt;</text:p>
      <text:p text:style-name="Безинтервала"><text:span text:style-name="T223"><text:s text:c="4"/>&lt;param-value&gt;</text:span><text:span text:style-name="T224">jdbc:as400://bars_db</text:span><text:span text:style-name="T225">&lt;/param-value&gt;</text:span></text:p>
      <text:p text:style-name="P226"><text:s text:c="2"/>&lt;/context-param&gt;</text:p>
      <text:p text:style-name="P227"/>
      <text:p text:style-name="P228"><text:s text:c="2"/>&lt;context-param&gt;</text:p>
      <text:p text:style-name="P229"><text:s text:c="4"/>&lt;param-name&gt;db.password&lt;/param-name&gt;</text:p>
      <text:p text:style-name="Безинтервала"><text:span text:style-name="T230"><text:s text:c="4"/>&lt;param-value&gt;</text:span><text:span text:style-name="T231">M</text:span><text:span text:style-name="T232">***</text:span><text:span text:style-name="T233">R</text:span><text:span text:style-name="T234">&lt;/param-value&gt;</text:span></text:p>
      <text:p text:style-name="P235"><text:s text:c="2"/>&lt;/context-param&gt;</text:p>
      <text:p text:style-name="P236"/>
      <text:p text:style-name="P237"><text:s text:c="2"/>&lt;context-param&gt;</text:p>
      <text:p text:style-name="P238"><text:s text:c="4"/>&lt;param-name&gt;db.user&lt;/param-name&gt;</text:p>
      <text:p text:style-name="Безинтервала"><text:span text:style-name="T239"><text:s text:c="4"/>&lt;param-value&gt;</text:span><text:span text:style-name="T240">I</text:span><text:span text:style-name="T241">****</text:span><text:span text:style-name="T242">R</text:span><text:span text:style-name="T243">&lt;/param-value&gt;</text:span></text:p>
      <text:p text:style-name="P244"><text:s text:c="2"/>&lt;/context-param&gt;</text:p>
      <text:p text:style-name="P245"/>
      <text:p text:style-name="P246"><text:s text:c="2"/>&lt;context-param&gt;</text:p>
      <text:p text:style-name="P247"><text:s text:c="4"/>&lt;param-name&gt;cmsname&lt;/param-name&gt;</text:p>
      <text:p text:style-name="Безинтервала"><text:span text:style-name="T248"><text:s text:c="4"/>&lt;param-value&gt;</text:span><text:span text:style-name="T249">VS131:6400</text:span><text:span text:style-name="T250">&lt;/param-value&gt;</text:span></text:p>
      <text:p text:style-name="P251"><text:s text:c="2"/>&lt;/context-param&gt;</text:p>
      <text:p text:style-name="P252"/>
      <text:p text:style-name="P253"><text:s text:c="2"/>&lt;context-param&gt;</text:p>
      <text:p text:style-name="P254"><text:s text:c="4"/>&lt;param-name&gt;mailmask&lt;/param-name&gt;</text:p>
      <text:p text:style-name="P255"><text:s text:c="4"/>&lt;param-value&gt;&lt;/param-value&gt;</text:p>
      <text:p text:style-name="P256"><text:s text:c="2"/>&lt;/context-param&gt; <text:s/></text:p>
      <text:p text:style-name="P257"/>
      <text:p text:style-name="P258"><text:s text:c="2"/>&lt;context-param&gt;</text:p>
      <text:p text:style-name="P259"><text:s text:c="4"/>&lt;param-name&gt;mailhost&lt;/param-name&gt;</text:p>
      <text:p text:style-name="Безинтервала"><text:span text:style-name="T260"><text:s text:c="4"/>&lt;param-value&gt;</text:span><text:span text:style-name="T261">SMTP.imb.ru</text:span><text:span text:style-name="T262">&lt;/param-value&gt;</text:span></text:p>
      <text:p text:style-name="P263"><text:s text:c="2"/>&lt;/context-param&gt;</text:p>
      <text:p text:style-name="P264"/>
      <text:p text:style-name="P265"><text:s text:c="2"/>&lt;context-param&gt;</text:p>
      <text:p text:style-name="P266"><text:s text:c="4"/>&lt;param-name&gt;mailfrom&lt;/param-name&gt;</text:p>
      <text:p text:style-name="Безинтервала"><text:span text:style-name="T267"><text:s text:c="4"/>&lt;param-value&gt;</text:span><text:span text:style-name="T268">d****</text:span><text:span text:style-name="T269">v@unicredit.ru</text:span><text:span text:style-name="T270">&lt;/param-value&gt;</text:span></text:p>
      <text:p text:style-name="Безинтервала"><text:span text:style-name="T271"><text:s text:c="2"/></text:span>&lt;/<text:span text:style-name="T272">context</text:span>-<text:span text:style-name="T273">param</text:span>&gt;</text:p>
      <text:p text:style-name="P274"/>
      <text:p text:style-name="Безинтервала"><text:s text:c="2"/>&lt;!-- адрес приложения для рассчета показателей Н1 (новый<text:s/><text:span text:style-name="T275">WebEngine</text:span>) --&gt;</text:p>
      <text:p text:style-name="Безинтервала"><text:s text:c="2"/><text:span text:style-name="T276">&lt;context-param&gt;</text:span></text:p>
      <text:p text:style-name="P277"><text:s text:c="4"/>&lt;param-name&gt;n1_addr&lt;/param-name&gt;</text:p>
      <text:p text:style-name="Безинтервала"><text:span text:style-name="T278"><text:s text:c="4"/>&lt;param-value&gt;</text:span><text:span text:style-name="T279">http://iv102:8080/N1</text:span><text:span text:style-name="T280">&lt;/param-value&gt;</text:span></text:p>
      <text:p text:style-name="Безинтервала"><text:span text:style-name="T281"><text:s text:c="2"/></text:span>&lt;/<text:span text:style-name="T282">context</text:span>-<text:span text:style-name="T283">param</text:span>&gt;</text:p>
      <text:p text:style-name="P284"/>
      <text:p text:style-name="Безинтервала"><text:s text:c="2"/>&lt;!--<text:s/><text:span text:style-name="T285">ip</text:span>-адрес сервера, на котором находится<text:s/><text:span text:style-name="T286">framework</text:span><text:s/>для формирования токена авторизации через<text:s/><text:span text:style-name="T287">BO</text:span><text:s/>--&gt;</text:p>
      <text:p text:style-name="Безинтервала"><text:s text:c="2"/><text:span text:style-name="T288">&lt;context-param&gt;</text:span></text:p>
      <text:p text:style-name="P289"><text:s text:c="4"/>&lt;param-name&gt;token.ip&lt;/param-name&gt;</text:p>
      <text:p text:style-name="Безинтервала"><text:span text:style-name="T290"><text:s text:c="4"/>&lt;param-value&gt;</text:span><text:span text:style-name="T291">172.17.14.173</text:span><text:span text:style-name="T292">&lt;/param-value&gt;</text:span></text:p>
      <text:p text:style-name="P293"><text:s text:c="2"/>&lt;/context-param&gt;</text:p>
      <text:p text:style-name="Безинтервала"/>
      <text:list text:style-name="LFO6" text:continue-numbering="true">
        <text:list-item>
          <text:p text:style-name="P294"><text:span text:style-name="T295">Выполнить установку<text:s/></text:span><text:span text:style-name="T296">framework</text:span><text:span text:style-name="T297">.</text:span><text:span text:style-name="T298">war</text:span><text:s/>(см.<text:s/><text:a xlink:href="#_2.1_Установка_" office:target-frame-name="_top" xlink:show="replace"><text:span text:style-name="Hyperlink">пун</text:span><text:bookmark-start text:name="_Hlt346180235"/><text:span text:style-name="Hyperlink">к</text:span><text:bookmark-start text:name="_Hlt328578673"/><text:bookmark-start text:name="_Hlt328578674"/><text:bookmark-start text:name="_Hlt339985577"/><text:bookmark-end text:name="_Hlt346180235"/><text:span text:style-name="Hyperlink">т</text:span><text:bookmark-start text:name="_Hlt326163243"/><text:bookmark-start text:name="_Hlt332900453"/><text:bookmark-end text:name="_Hlt328578673"/><text:bookmark-end text:name="_Hlt328578674"/><text:bookmark-end text:name="_Hlt339985577"/><text:span text:style-name="Hyperlink"><text:s/></text:span><text:bookmark-start text:name="_Hlt363115022"/><text:bookmark-end text:name="_Hlt326163243"/><text:bookmark-end text:name="_Hlt332900453"/><text:span text:style-name="Hyperlink">2</text:span><text:bookmark-start text:name="_Hlt328472186"/><text:bookmark-start text:name="_Hlt348616227"/><text:bookmark-start text:name="_Hlt348616228"/><text:bookmark-start text:name="_Hlt368903291"/><text:bookmark-end text:name="_Hlt363115022"/><text:span text:style-name="Hyperlink">.</text:span><text:bookmark-end text:name="_Hlt328472186"/><text:bookmark-end text:name="_Hlt348616227"/><text:bookmark-end text:name="_Hlt348616228"/><text:bookmark-end text:name="_Hlt368903291"/><text:span text:style-name="Hyperlink">1</text:span></text:a><text:s/>приложения<text:s/>к инструкции)</text:p>
        </text:list-item>
      </text:list>
      <text:p text:style-name="P299">Удостовериться, что версия фреймворка на главной странице обновилась на "Версия UCBank<text:s/>(ver. 4.84):<text:s/>27.02.2015"</text:p>
      <text:list text:style-name="LFO6" text:continue-numbering="true">
        <text:list-item>
          <text:p text:style-name="P300"><text:span text:style-name="T301">Открыть файл<text:s/></text:span><text:span text:style-name="T302">N</text:span><text:span text:style-name="T303">1.</text:span><text:span text:style-name="T304">war</text:span><text:s/>с помощью<text:s/><text:span text:style-name="T305">zip</text:span>-архиватора. Открыть в нем файл<text:s/>./<text:span text:style-name="T306">WEB</text:span>-<text:span text:style-name="T307">INF</text:span>/<text:span text:style-name="T308">web</text:span>.<text:span text:style-name="T309">xml</text:span>.<text:s/>Указать в параметрах инициализации правильные значения</text:p>
        </text:list-item>
      </text:list>
      <text:p text:style-name="P310">&lt;init-param&gt;</text:p>
      <text:p text:style-name="P311"><text:tab/><text:tab/><text:tab/>&lt;param-name&gt;url&lt;/param-name&gt;</text:p>
      <text:p text:style-name="P312"><text:span text:style-name="T313"><text:tab/></text:span><text:span text:style-name="T314"><text:tab/></text:span><text:span text:style-name="T315"><text:tab/>&lt;param-value&gt;</text:span><text:span text:style-name="T316">jdbc:as400://bars_db/dwh</text:span><text:span text:style-name="T317">&lt;/param-value&gt;</text:span></text:p>
      <text:p text:style-name="P318"><text:tab/><text:tab/>&lt;/init-param&gt;</text:p>
      <text:p text:style-name="P319"><text:tab/><text:tab/></text:p>
      <text:p text:style-name="P320"><text:tab/><text:tab/>&lt;init-param&gt;</text:p>
      <text:p text:style-name="P321"><text:tab/><text:tab/><text:tab/>&lt;param-name&gt;dbhost&lt;/param-name&gt;</text:p>
      <text:p text:style-name="P322"><text:span text:style-name="T323"><text:tab/></text:span><text:span text:style-name="T324"><text:tab/></text:span><text:span text:style-name="T325"><text:tab/>&lt;param-value&gt;</text:span><text:span text:style-name="T326">bars_db</text:span><text:span text:style-name="T327">&lt;/param-value&gt;</text:span></text:p>
      <text:p text:style-name="P328"><text:tab/><text:tab/>&lt;/init-param&gt;</text:p>
      <text:p text:style-name="P329"/>
      <text:p text:style-name="P330"><text:tab/><text:tab/>&lt;init-param&gt;</text:p>
      <text:p text:style-name="P331"><text:tab/><text:tab/><text:tab/>&lt;param-name&gt;defDBUser&lt;/param-name&gt;</text:p>
      <text:p text:style-name="P332"><text:span text:style-name="T333"><text:tab/></text:span><text:span text:style-name="T334"><text:tab/></text:span><text:span text:style-name="T335"><text:tab/>&lt;param-value&gt;</text:span><text:span text:style-name="T336">I</text:span><text:span text:style-name="T337">****</text:span><text:span text:style-name="T338">R</text:span><text:span text:style-name="T339">&lt;/param-value&gt;</text:span></text:p>
      <text:p text:style-name="P340"><text:tab/><text:tab/>&lt;/init-param&gt;</text:p>
      <text:p text:style-name="P341"/>
      <text:p text:style-name="P342"><text:tab/><text:tab/>&lt;init-param&gt;</text:p>
      <text:p text:style-name="P343"><text:tab/><text:tab/><text:tab/>&lt;param-name&gt;defDBPassword&lt;/param-name&gt;</text:p>
      <text:soft-page-break/>
      <text:p text:style-name="P344"><text:span text:style-name="T345"><text:tab/></text:span><text:span text:style-name="T346"><text:tab/></text:span><text:span text:style-name="T347"><text:tab/>&lt;param-value&gt;</text:span><text:span text:style-name="T348">M</text:span><text:span text:style-name="T349">****</text:span><text:span text:style-name="T350">R</text:span><text:span text:style-name="T351">&lt;/param-value&gt;</text:span></text:p>
      <text:p text:style-name="P352"><text:tab/><text:tab/>&lt;/init-param&gt;</text:p>
      <text:p text:style-name="P353"><text:tab/><text:tab/></text:p>
      <text:p text:style-name="P354"><text:tab/><text:tab/>&lt;init-param&gt;</text:p>
      <text:p text:style-name="P355"><text:tab/><text:tab/><text:tab/>&lt;param-name&gt;as400ip&lt;/param-name&gt;</text:p>
      <text:p text:style-name="P356"><text:span text:style-name="T357"><text:tab/></text:span><text:span text:style-name="T358"><text:tab/></text:span><text:span text:style-name="T359"><text:tab/>&lt;param-value&gt;</text:span><text:span text:style-name="T360">bars_db</text:span><text:span text:style-name="T361">&lt;/param-value&gt;</text:span></text:p>
      <text:p text:style-name="P362"><text:tab/><text:tab/>&lt;/init-param&gt;<text:tab/></text:p>
      <text:p text:style-name="P363"><text:tab/><text:tab/></text:p>
      <text:p text:style-name="P364"><text:tab/><text:tab/>&lt;init-param&gt;</text:p>
      <text:p text:style-name="P365"><text:tab/><text:tab/><text:tab/>&lt;param-name&gt;cmsname&lt;/param-name&gt;</text:p>
      <text:p text:style-name="P366"><text:span text:style-name="T367"><text:tab/></text:span><text:span text:style-name="T368"><text:tab/></text:span><text:span text:style-name="T369"><text:tab/>&lt;param-value&gt;</text:span><text:span text:style-name="T370">VS131:6400</text:span><text:span text:style-name="T371">&lt;/param-value&gt;</text:span></text:p>
      <text:p text:style-name="P372"><text:tab/><text:tab/>&lt;/init-param&gt;<text:tab/></text:p>
      <text:p text:style-name="P373"><text:tab/></text:p>
      <text:p text:style-name="P374"><text:tab/><text:tab/>&lt;init-param&gt;</text:p>
      <text:p text:style-name="P375"><text:tab/><text:tab/><text:tab/>&lt;param-name&gt;frm_addr&lt;/param-name&gt;</text:p>
      <text:p text:style-name="P376"><text:tab/><text:tab/><text:tab/>&lt;param-value&gt;</text:p>
      <text:p text:style-name="P377"><text:a xlink:href="http://172.17.19.68:8080/framework/main.jsp" office:target-frame-name="_top" xlink:show="replace"><text:span text:style-name="T378">http://172.17.19.68:8080/framework/main.jsp</text:span></text:a></text:p>
      <text:p text:style-name="P379">&lt;/param-value&gt;</text:p>
      <text:p text:style-name="P380"><text:tab/><text:tab/>&lt;/init-param&gt;</text:p>
      <text:p text:style-name="P381"><text:tab/><text:tab/></text:p>
      <text:p text:style-name="P382"><text:tab/><text:tab/>&lt;init-param&gt;</text:p>
      <text:p text:style-name="P383"><text:s text:c="4"/><text:tab/><text:tab/><text:tab/>&lt;param-name&gt;token.ip&lt;/param-name&gt;</text:p>
      <text:p text:style-name="P384"><text:span text:style-name="T385"><text:s text:c="4"/></text:span><text:span text:style-name="T386"><text:tab/></text:span><text:span text:style-name="T387"><text:tab/></text:span><text:span text:style-name="T388"><text:tab/></text:span>&lt;param-value&gt;<text:span text:style-name="T389">172.17.19.68</text:span>&lt;/param-value&gt;</text:p>
      <text:p text:style-name="P390"><text:s text:c="2"/><text:tab/><text:tab/>&lt;/init-param&gt;</text:p>
      <text:p text:style-name="P391"/>
      <text:list text:style-name="LFO6" text:continue-numbering="true">
        <text:list-item>
          <text:p text:style-name="P392"><text:span text:style-name="T393">Открыть файл<text:s/></text:span><text:span text:style-name="T394">N</text:span><text:span text:style-name="T395">1.</text:span><text:span text:style-name="T396">war</text:span><text:s/>с помощью<text:s/><text:span text:style-name="T397">zip</text:span>-архиватора. Открыть в нем файл<text:s/>./<text:span text:style-name="T398">WEB</text:span>-<text:span text:style-name="T399">INF</text:span>/<text:span text:style-name="T400">classes</text:span>/<text:span text:style-name="T401">Beans</text:span>.<text:span text:style-name="T402">xml</text:span>.<text:s/>Указать в параметрах инициализации правильные значения</text:p>
        </text:list-item>
      </text:list>
      <text:p text:style-name="P403"/>
      <text:p text:style-name="P404">&lt;bean id ="utils" class ="ru.rb.n1.DAO.Utils" scope="singleton"&gt;</text:p>
      <text:p text:style-name="P405"><text:span text:style-name="T406"><text:s text:c="3"/></text:span><text:span text:style-name="T407"><text:tab/></text:span><text:span text:style-name="T408"><text:tab/>&lt;property name="as400ip" value="</text:span><text:span text:style-name="T409">bars_db</text:span><text:span text:style-name="T410">" /&gt;</text:span></text:p>
      <text:p text:style-name="P411"><text:span text:style-name="T412"><text:tab/><text:s/></text:span><text:span text:style-name="T413"><text:tab/>&lt;property name="user" value="</text:span><text:span text:style-name="T414">I*****R</text:span><text:span text:style-name="T415">" /&gt;</text:span></text:p>
      <text:p text:style-name="P416"><text:span text:style-name="T417"><text:tab/><text:s/></text:span><text:span text:style-name="T418"><text:tab/>&lt;property name="password" value="</text:span><text:span text:style-name="T419">M****R</text:span><text:span text:style-name="T420">" /&gt;</text:span></text:p>
      <text:p text:style-name="P421"><text:s text:c="3"/>&lt;/bean&gt;</text:p>
      <text:p text:style-name="P422"><text:s text:c="3"/>&lt;bean id="dataSource" class="ru.rb.n1.DAO.ConnectionManager" scope="singleton" &gt;</text:p>
      <text:p text:style-name="P423"><text:span text:style-name="T424"><text:tab/></text:span><text:span text:style-name="T425"><text:tab/>&lt;property name="url" value="</text:span><text:span text:style-name="T426">jdbc:as400://bars_db</text:span><text:span text:style-name="T427">" /&gt;</text:span></text:p>
      <text:p text:style-name="P428"><text:tab/><text:tab/>&lt;property name="library" value="BARS_N1" /&gt;</text:p>
      <text:p text:style-name="P429"><text:tab/><text:tab/>&lt;property name="driver" value="com.ibm.as400.access.AS400JDBCDriver" /&gt;</text:p>
      <text:p text:style-name="P430"><text:tab/><text:tab/>&lt;property name="properties"&gt;</text:p>
      <text:p text:style-name="P431"><text:tab/><text:tab/><text:tab/>&lt;props&gt;</text:p>
      <text:p text:style-name="P432"><text:span text:style-name="T433"><text:tab/></text:span><text:span text:style-name="T434"><text:tab/></text:span><text:span text:style-name="T435"><text:tab/></text:span><text:span text:style-name="T436"><text:tab/>&lt;prop key="user"&gt;</text:span><text:span text:style-name="T437">I</text:span><text:span text:style-name="T438">*****</text:span><text:span text:style-name="T439">R</text:span><text:span text:style-name="T440">&lt;/prop&gt;</text:span></text:p>
      <text:p text:style-name="P441"><text:span text:style-name="T442"><text:tab/></text:span><text:span text:style-name="T443"><text:tab/></text:span><text:span text:style-name="T444"><text:tab/></text:span><text:span text:style-name="T445"><text:tab/>&lt;prop key="password"&gt;</text:span><text:span text:style-name="T446">M</text:span><text:span text:style-name="T447">*****</text:span><text:span text:style-name="T448">R</text:span><text:span text:style-name="T449">&lt;/prop&gt;</text:span></text:p>
      <text:p text:style-name="P450"><text:tab/><text:tab/><text:tab/><text:tab/>&lt;prop key="prompt"&gt;false&lt;/prop&gt;</text:p>
      <text:p text:style-name="P451"><text:tab/><text:tab/><text:tab/><text:tab/>&lt;prop key="date format"&gt;iso&lt;/prop&gt;</text:p>
      <text:p text:style-name="P452"><text:span text:style-name="T453"><text:tab/></text:span><text:span text:style-name="T454"><text:tab/></text:span><text:span text:style-name="T455"><text:tab/></text:span>&lt;/props&gt;</text:p>
      <text:p text:style-name="P456"><text:tab/><text:tab/>&lt;/property&gt;<text:tab/><text:tab/></text:p>
      <text:p text:style-name="P457"><text:tab/>&lt;/bean&gt;</text:p>
      <text:p text:style-name="P458"/>
      <text:list text:style-name="LFO6" text:continue-numbering="true">
        <text:list-item>
          <text:p text:style-name="P459"><text:span text:style-name="T460">Выполнить установку<text:s/></text:span><text:span text:style-name="T461">N</text:span><text:span text:style-name="T462">1.</text:span><text:span text:style-name="T463">war</text:span><text:s/>(см. пункт <text:s/><text:a xlink:href="#_6.1_Установка_" office:target-frame-name="_top" xlink:show="replace"><text:span text:style-name="Hyperlink">пункт 6.1</text:span></text:a><text:s/>приложения к инструкции)</text:p>
        </text:list-item>
      </text:list>
      <text:p text:style-name="P464"/>
      <text:p text:style-name="P465"><text:bookmark-start text:name="_GoBack"/><text:bookmark-end text:name="_GoBack"/></text:p>
      <text:soft-page-break/>
      <text:p text:style-name="P466"><text:span text:style-name="T467">При возникновении ошибок</text:span><text:span text:style-name="T468"><text:s/>при</text:span><text:span text:style-name="T469"><text:s/>установк</text:span><text:span text:style-name="T470">е</text:span><text:span text:style-name="T471"><text:s/>поставки или при необходимости отката внесенных измен</text:span><text:span text:style-name="T472">е</text:span><text:span text:style-name="T473">ний:</text:span></text:p>
      <text:p text:style-name="P474"/>
      <text:list text:style-name="LFO37" text:continue-numbering="true">
        <text:list-item>
          <text:p text:style-name="P475">Восстановить<text:s/>из<text:s/>бекап<text:s/><text:span text:style-name="T476">N</text:span>1.<text:span text:style-name="T477">war</text:span><text:s/>(см.<text:s/>пункт<text:s/>6.2<text:s/>приложения к инструкции)</text:p>
        </text:list-item>
        <text:list-item>
          <text:p text:style-name="P478">Восстановить<text:s/>из<text:s/>бекап<text:s/><text:span text:style-name="T479">framework</text:span>.<text:span text:style-name="T480">war</text:span><text:s/>(см.<text:s/><text:a xlink:href="#_2.2_Откат_изменений" office:target-frame-name="_top" xlink:show="replace"><text:span text:style-name="Hyperlink">пу</text:span><text:bookmark-start text:name="_Hlt332900481"/><text:bookmark-start text:name="_Hlt368903301"/><text:span text:style-name="Hyperlink">н</text:span><text:bookmark-start text:name="_Hlt342668458"/><text:bookmark-start text:name="_Hlt363115016"/><text:bookmark-end text:name="_Hlt332900481"/><text:bookmark-end text:name="_Hlt368903301"/><text:span text:style-name="Hyperlink">к</text:span><text:bookmark-start text:name="_Hlt328472194"/><text:bookmark-end text:name="_Hlt342668458"/><text:bookmark-end text:name="_Hlt363115016"/><text:span text:style-name="Hyperlink">т</text:span><text:bookmark-start text:name="_Hlt328570705"/><text:bookmark-start text:name="_Hlt328570706"/><text:bookmark-end text:name="_Hlt328472194"/><text:span text:style-name="Hyperlink"><text:s/></text:span><text:bookmark-end text:name="_Hlt328570705"/><text:bookmark-end text:name="_Hlt328570706"/><text:span text:style-name="Hyperlink">2.</text:span><text:bookmark-start text:name="_Hlt334788040"/><text:span text:style-name="Hyperlink">2</text:span><text:bookmark-end text:name="_Hlt334788040"/></text:a><text:s/>приложения к инструкции)</text:p>
        </text:list-item>
        <text:list-item>
          <text:p text:style-name="P481">При возникновении ошибок в логе инсталятора<text:s/>(пункт<text:s/>меню<text:s/>инсталлятора: 3.<text:s/><text:span text:style-name="T482">Log</text:span>) выполнить откат поставки:</text:p>
        </text:list-item>
      </text:list>
      <text:p text:style-name="P483">-<text:s/>выполнить<text:s/>скрипты из файлов (см.<text:s/><text:a xlink:href="#_1.1_Выполнение_скрипта" office:target-frame-name="_top" xlink:show="replace"><text:span text:style-name="Hyperlink">пункт 1.1</text:span></text:a><text:s/>приложения к инструкции):<text:s/></text:p>
      <text:p text:style-name="P484">../9/2015.03.02-09/Installer/rollback.sql</text:p>
      <text:p text:style-name="P485">../8/2015.03.02-08/Installer/rollback.sql</text:p>
      <text:p text:style-name="P486">../7/2015.03.02-07/Installer/rollback.sql</text:p>
      <text:p text:style-name="P487">../6/2015.03.02-06/Installer/rollback.sql</text:p>
      <text:p text:style-name="P488">../5/2015.03.02-05/Installer/rollback.sql</text:p>
      <text:p text:style-name="P489">../4/2015.03.02-04/Installer/rollback.sql</text:p>
      <text:p text:style-name="P490">../3/2015.03.02-03/Installer/rollback.sql</text:p>
      <text:p text:style-name="P491">../2/2015.03.02-02/Installer/rollback.sql</text:p>
      <text:p text:style-name="P492">../1/instal.sql</text:p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 New Roman CYR" svg:font-family="Times New Roman CYR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Indent2" style:default-outline-level="1">
      <style:paragraph-properties fo:keep-with-next="always" fo:text-align="center" fo:margin-top="0.1666in" fo:margin-bottom="0.0833in"/>
      <style:text-properties fo:font-weight="bold" style:font-weight-asian="bold" style:font-weight-complex="bold" fo:text-transform="uppercase" fo:font-size="14pt" style:font-size-asian="14pt" style:font-size-complex="10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833in" fo:margin-bottom="0.0833in"/>
      <style:text-properties fo:font-weight="bold" style:font-weight-asian="bold" style:font-weight-complex="bold" style:font-style-complex="italic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138in" fo:margin-bottom="0.0138in"/>
      <style:text-properties fo:font-style="italic" style:font-style-asian="italic" style:font-style-complex="italic" fo:color="#FF0000" fo:hyphenate="true"/>
    </style:style>
    <style:style style:name="Heading5" style:display-name="Heading 5" style:family="paragraph" style:parent-style-name="Normal" style:next-style-name="Normal" style:default-outline-level="5">
      <style:paragraph-properties fo:text-align="justify"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text-align="justify"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true"/>
    </style:style>
    <style:style style:name="Heading7" style:display-name="Heading 7" style:family="paragraph" style:parent-style-name="Normal" style:next-style-name="Normal" style:default-outline-level="7">
      <style:paragraph-properties fo:text-align="justify"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text-align="justify"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true"/>
    </style:style>
    <style:style style:name="Heading9" style:display-name="Heading 9" style:family="paragraph" style:parent-style-name="Normal" style:next-style-name="Normal" style:default-outline-level="9">
      <style:paragraph-properties fo:text-align="justify"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fo:font-size="11pt" style:font-size-asian="11pt" style:font-size-complex="11pt" fo:hyphenate="true"/>
    </style:style>
    <style:style style:name="Normal" style:display-name="Normal" style:family="paragraph">
      <style:text-properties fo:font-size="12pt" style:font-size-asian="12pt" style:font-size-complex="12pt" fo:language="en" fo:country="US" style:language-asian="en" style:country-asian="US" fo:hyphenate="tru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9pt" style:font-size-asian="9pt" fo:hyphenate="true"/>
    </style:style>
    <style:style style:name="Footer" style:display-name="Footer" style:family="paragraph" style:parent-style-name="Normal">
      <style:paragraph-properties fo:text-indent="0.5in"/>
      <style:text-properties fo:color="#333333" fo:font-size="10pt" style:font-size-asian="10pt" fo:hyphenate="true"/>
    </style:style>
    <style:style style:name="PageNumber" style:display-name="Page Numbe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top="0.0833in" fo:margin-bottom="0.0833in"/>
      <style:text-properties fo:font-weight="bold" style:font-weight-asian="bold" style:font-weight-complex="bold" fo:text-transform="uppercase" fo:hyphenate="true"/>
    </style:style>
    <style:style style:name="TOC2" style:display-name="TOC 2" style:family="paragraph" style:parent-style-name="Normal" style:next-style-name="Normal" style:auto-update="true">
      <style:paragraph-properties fo:margin-left="0.1666in">
        <style:tab-stops/>
      </style:paragraph-properties>
      <style:text-properties fo:font-variant="small-caps" fo:hyphenate="true"/>
    </style:style>
    <style:style style:name="TOC3" style:display-name="TOC 3" style:family="paragraph" style:parent-style-name="Normal" style:next-style-name="Normal" style:auto-update="true">
      <style:paragraph-properties fo:margin-left="0.3333in">
        <style:tab-stops/>
      </style:paragraph-properties>
      <style:text-properties fo:font-style="italic" style:font-style-asian="italic" style:font-style-complex="italic" fo:hyphenate="tru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size-complex="10.5pt" fo:hyphenate="tru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size-complex="10.5pt" fo:hyphenate="tru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size-complex="10.5pt" fo:hyphenate="tru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style:font-size-complex="10.5pt" fo:hyphenate="tru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size-complex="10.5pt" fo:hyphenate="tru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size-complex="10.5pt" fo:hyphenate="true"/>
    </style:style>
    <style:style style:name="ITR_BankName" style:display-name="ITR_BankName" style:family="paragraph" style:parent-style-name="Normal">
      <style:paragraph-properties fo:text-align="center" fo:margin-top="0.0833in" fo:margin-bottom="0.0833in"/>
      <style:text-properties fo:text-shadow="0.0291in 0.0291in 0.0555in #000000" fo:font-size="16pt" style:font-size-asian="16pt" fo:language="ru" fo:country="RU" fo:hyphenate="true"/>
    </style:style>
    <style:style style:name="ITR_DepName" style:display-name="ITR_DepName" style:family="paragraph" style:parent-style-name="Normal">
      <style:paragraph-properties fo:text-align="center"/>
      <style:text-properties fo:font-weight="bold" style:font-weight-asian="bold" style:font-weight-complex="bold" fo:language="ru" fo:country="RU" fo:hyphenate="true"/>
    </style:style>
    <style:style style:name="ITR_Status" style:display-name="ITR_Status" style:family="paragraph" style:parent-style-name="Normal">
      <style:paragraph-properties fo:text-align="justify" fo:margin-top="0.1666in" fo:margin-bottom="0.1666in" style:line-height-at-least="0.1666in"/>
      <style:text-properties fo:font-weight="bold" style:font-weight-asian="bold" fo:font-style="italic" style:font-style-asian="italic" style:font-style-complex="italic" style:font-size-complex="11pt" fo:language="ru" fo:country="RU" fo:hyphenate="true"/>
    </style:style>
    <style:style style:name="ITR_DocSetName" style:display-name="ITR_DocSetName" style:family="paragraph" style:parent-style-name="Normal">
      <style:paragraph-properties fo:widows="0" fo:orphans="0" style:punctuation-wrap="simple" style:text-autospace="none" fo:text-align="center" style:vertical-align="baseline" fo:margin-top="0.1666in" fo:margin-bottom="0.1666in" style:line-height-at-least="0in"/>
      <style:text-properties fo:font-weight="bold" style:font-weight-asian="bold" fo:text-transform="uppercase" fo:letter-spacing="0.0138in" fo:font-size="11pt" style:font-size-asian="11pt" style:font-size-complex="10pt" fo:language="ru" fo:country="RU" style:language-asian="ru" style:country-asian="RU" fo:hyphenate="true"/>
    </style:style>
    <style:style style:name="ITR_DocName" style:display-name="ITR_DocName" style:family="paragraph" style:parent-style-name="Normal">
      <style:paragraph-properties fo:text-align="center" fo:margin-top="0.25in" fo:margin-bottom="0.0833in"/>
      <style:text-properties fo:font-weight="bold" style:font-weight-asian="bold" fo:font-variant="small-caps" fo:font-size="18pt" style:font-size-asian="18pt" style:language-asian="ru" style:country-asian="RU" fo:hyphenate="true"/>
    </style:style>
    <style:style style:name="ITR_DocID" style:display-name="ITR_DocID" style:family="paragraph" style:parent-style-name="Normal">
      <style:paragraph-properties fo:text-align="center" fo:margin-top="0.3333in" fo:margin-bottom="0.0833in"/>
      <style:text-properties fo:font-weight="bold" style:font-weight-asian="bold" style:font-weight-complex="bold" fo:font-size="14pt" style:font-size-asian="14pt" fo:hyphenate="true"/>
    </style:style>
    <style:style style:name="ITR_DocVer" style:display-name="ITR_DocVer" style:family="paragraph" style:parent-style-name="Normal">
      <style:paragraph-properties style:punctuation-wrap="simple" style:text-autospace="none" fo:text-align="center" style:vertical-align="baseline" fo:margin-top="0.0833in" fo:margin-bottom="0.0833in"/>
      <style:text-properties fo:language="ru" fo:country="RU"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BodyTextIndent3" style:display-name="Body Text Indent 3" style:family="paragraph" style:parent-style-name="Normal" style:list-style-name="LFO2">
      <style:paragraph-properties fo:margin-top="0.0833in"/>
      <style:text-properties fo:hyphenate="true"/>
    </style:style>
    <style:style style:name="BodyTextIndent2" style:display-name="Body Text Indent 2" style:family="paragraph" style:parent-style-name="Normal" style:list-style-name="LFO2">
      <style:paragraph-properties fo:margin-top="0.0833in"/>
      <style:text-properties fo:hyphenate="true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CMD" style:display-name="CMD" style:family="paragraph" style:parent-style-name="Normal">
      <style:paragraph-properties fo:margin-top="0.0833in" fo:margin-bottom="0.0833in" fo:margin-left="0.2958in" fo:text-indent="-0.2958in">
        <style:tab-stops/>
      </style:paragraph-properties>
      <style:text-properties style:font-name="Courier New" style:font-name-complex="Courier New" fo:font-size="9pt" style:font-size-asian="9pt" style:font-size-complex="9pt" fo:hyphenate="true"/>
    </style:style>
    <style:style style:name="CMDChar" style:display-name="CMD Char" style:family="text">
      <style:text-properties style:font-name="Courier New" style:font-name-complex="Courier New" fo:font-size="9pt" style:font-size-asian="9pt" style:font-size-complex="9pt" fo:language="en" fo:country="US" style:language-asian="en" style:country-asian="US" style:language-complex="ar" style:country-complex="SA"/>
    </style: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fo:font-size="10pt" style:font-size-asian="10pt" style:font-size-complex="10pt" fo:hyphenate="true"/>
    </style:style>
    <style:style style:name="HTMLPreformattedChar" style:display-name="HTML Preformatted Char" style:family="text">
      <style:text-properties style:font-name="Arial Unicode MS" style:font-name-asian="Arial Unicode MS" style:font-name-complex="Arial Unicode MS" fo:language="en" fo:country="US" style:language-asian="en" style:country-asian="US"/>
    </style:style>
    <style:style style:name="Heading5Char" style:display-name="Heading 5 Char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en" style:country-asian="US"/>
    </style:style>
    <style:style style:name="Heading6Char" style:display-name="Heading 6 Char" style:family="text">
      <style:text-properties fo:font-weight="bold" style:font-weight-asian="bold" style:font-weight-complex="bold" fo:font-size="11pt" style:font-size-asian="11pt" style:font-size-complex="11pt" fo:language="en" fo:country="US" style:language-asian="en" style:country-asian="US"/>
    </style:style>
    <style:style style:name="Heading7Char" style:display-name="Heading 7 Char" style:family="text">
      <style:text-properties fo:font-size="12pt" style:font-size-asian="12pt" style:font-size-complex="12pt" fo:language="en" fo:country="US" style:language-asian="en" style:country-asian="US"/>
    </style:style>
    <style:style style:name="Heading8Char" style:display-name="Heading 8 Char" style:family="text">
      <style:text-properties fo:font-style="italic" style:font-style-asian="italic" style:font-style-complex="italic" fo:font-size="12pt" style:font-size-asian="12pt" style:font-size-complex="12pt" fo:language="en" fo:country="US" style:language-asian="en" style:country-asian="US"/>
    </style:style>
    <style:style style:name="Heading9Char" style:display-name="Heading 9 Char" style:family="text">
      <style:text-properties style:font-name="Arial" style:font-name-complex="Arial" fo:font-size="11pt" style:font-size-asian="11pt" style:font-size-complex="11pt" fo:language="en" fo:country="US" style:language-asian="en" style:country-asian="US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E" style:display-name="1 / 1.1 / 1.1.1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Список123" style:display-name="Список 123" style:family="paragraph" style:parent-style-name="Normal">
      <style:paragraph-properties fo:text-align="justify" fo:margin-top="0.0416in" fo:margin-left="0.1972in" fo:text-indent="-0.1972in">
        <style:tab-stops>
          <style:tab-stop style:type="left" style:position="0in"/>
        </style:tab-stops>
      </style:paragraph-properties>
      <style:text-properties fo:language="ru" fo:country="RU" fo:hyphenate="true"/>
    </style:style>
    <style:style style:name="Список" style:display-name="Список ***" style:family="paragraph" style:parent-style-name="Normal" style:list-style-name="LFO4">
      <style:paragraph-properties fo:text-align="justify" fo:margin-top="0.0416in" fo:margin-left="0.3944in" fo:text-indent="-0.1972in">
        <style:tab-stops>
          <style:tab-stop style:type="left" style:position="-0.0006in"/>
          <style:tab-stop style:type="left" style:position="0.3944in"/>
        </style:tab-stops>
      </style:paragraph-properties>
      <style:text-properties fo:language="ru" fo:country="RU" fo:hyphenate="true"/>
    </style:style>
    <style:style style:name="Знак12" style:display-name="Знак12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FootnoteReference" style:display-name="Footnote Reference" style:family="text">
      <style:text-properties style:text-position="super 65%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true"/>
    </style:style>
    <style:style style:name="Heading1Char" style:display-name="Heading 1 Char" style:family="text">
      <style:text-properties fo:font-weight="bold" style:font-weight-asian="bold" style:font-weight-complex="bold" fo:text-transform="uppercase" fo:font-size="14pt" style:font-size-asian="14pt" style:language-asian="en" style:country-asian="US"/>
    </style:style>
    <style:style style:name="Heading2Char" style:display-name="Heading 2 Char" style:family="text">
      <style:text-properties style:font-name-complex="Arial" fo:font-weight="bold" style:font-weight-asian="bold" style:font-weight-complex="bold" style:font-style-complex="italic" fo:font-size="12pt" style:font-size-asian="12pt" style:font-size-complex="14pt" fo:language="en" fo:country="US" style:language-asian="en" style:country-asian="US"/>
    </style:style>
    <style:style style:name="Table1" style:display-name="Table 1" style:family="paragraph" style:parent-style-name="Normal">
      <style:paragraph-properties fo:keep-with-next="always" fo:keep-together="always" fo:margin-top="0.0833in" fo:margin-bottom="0.0833in" fo:margin-left="0.2756in">
        <style:tab-stops/>
      </style:paragraph-properties>
      <style:text-properties fo:font-size="10pt" style:font-size-asian="10pt" style:font-size-complex="10pt" fo:language="ru" fo:country="RU" fo:hyphenate="true"/>
    </style:style>
    <style:style style:name="Table1italic" style:display-name="Table 1 italic" style:family="paragraph" style:parent-style-name="Table1">
      <style:text-properties fo:hyphenate="true"/>
    </style:style>
    <style:style style:name="BodyText" style:display-name="Body Text" style:family="paragraph" style:parent-style-name="Normal">
      <style:paragraph-properties fo:text-align="center"/>
      <style:text-properties fo:font-size="18pt" style:font-size-asian="18pt" style:font-size-complex="18pt" fo:hyphenate="true"/>
    </style:style>
    <style:style style:name="BodyTextChar" style:display-name="Body Text Char" style:family="text">
      <style:text-properties fo:font-size="18pt" style:font-size-asian="18pt" style:font-size-complex="18pt" style:language-asian="en" style:country-asian="US"/>
    </style:style>
    <style:style style:name="Heading3Char" style:display-name="Heading 3 Char" style:family="text">
      <style:text-properties style:font-name-complex="Arial" fo:font-weight="bold" style:font-weight-asian="bold" style:font-weight-complex="bold" fo:font-size="12pt" style:font-size-asian="12pt" style:font-size-complex="13pt" style:language-asian="en" style:country-asian="US"/>
    </style:style>
    <style:style style:name="FootnoteTextChar" style:display-name="Footnote Text Char" style:family="text">
      <style:text-properties fo:language="en" fo:country="US" style:language-asian="en" style:country-asian="US"/>
    </style:style>
    <style:style style:name="Знак11" style:display-name="Знак11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нак13" style:display-name="Знак13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clspathseparator1" style:display-name="clspathseparator1" style:family="text">
      <style:text-properties style:use-window-font-color="true"/>
    </style:style>
    <style:style style:name="ЗнакЗнак1" style:display-name="Знак Знак1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n" fo:country="US" style:language-asian="en" style:country-asian="US" style:language-complex="ar" style:country-complex="SA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true"/>
    </style:style>
    <style:style style:name="Знак1" style:display-name="Знак1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нак14" style:display-name="Знак14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накЗнак12" style:display-name="Знак Знак12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n" fo:country="US" style:language-asian="en" style:country-asian="US" style:language-complex="ar" style:country-complex="SA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Безинтервала1" style:display-name="Без интервала1" style:family="paragraph">
      <style:paragraph-properties fo:text-align="justify" fo:text-indent="0.1972in"/>
      <style:text-properties fo:font-size="12pt" style:font-size-asian="12pt" style:font-size-complex="12pt" style:language-asian="en" style:country-asian="US" fo:hyphenate="true"/>
    </style:style>
    <style:style style:name="ListParagraph" style:display-name="List Paragraph" style:family="paragraph" style:parent-style-name="Normal">
      <style:paragraph-properties fo:text-align="justify" fo:margin-top="0.0416in" fo:margin-left="0.4916in" fo:text-indent="0.1972in">
        <style:tab-stops/>
      </style:paragraph-properties>
      <style:text-properties fo:language="ru" fo:country="RU" fo:hyphenate="true"/>
    </style:style>
    <style:style style:name="TOCHeading" style:display-name="TOC Heading" style:family="paragraph" style:parent-style-name="Heading1" style:next-style-name="Normal">
      <style:paragraph-properties fo:text-align="justify" fo:margin-bottom="0.0416in" fo:text-indent="0.1972in"/>
      <style:text-properties style:font-name="Cambria" fo:text-transform="none" style:letter-kerning="true" fo:font-size="16pt" style:font-size-asian="16pt" style:font-size-complex="16pt" fo:hyphenate="true"/>
    </style:style>
    <style:style style:name="DocumentMap" style:display-name="Document Map" style:family="paragraph" style:parent-style-name="Normal">
      <style:text-properties style:font-name="Tahoma" fo:font-size="8pt" style:font-size-asian="8pt" style:font-size-complex="8pt" fo:hyphenate="true"/>
    </style:style>
    <style:style style:name="DocumentMapChar" style:display-name="Document Map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NormalWeb" style:display-name="Normal (Web)" style:family="paragraph" style:parent-style-name="Normal">
      <style:paragraph-properties fo:margin-top="0.0694in" fo:margin-bottom="0.0826in"/>
      <style:text-properties fo:language="ru" fo:country="RU" style:language-asian="ru" style:country-asian="RU" fo:hyphenate="true"/>
    </style:style>
    <style:style style:name="Безинтервала" style:display-name="Без интервала" style:family="paragraph">
      <style:paragraph-properties fo:text-align="justify" fo:text-indent="0.1972in"/>
      <style:text-properties fo:font-size="12pt" style:font-size-asian="12pt" style:font-size-complex="12pt" style:language-asian="en" style:country-asian="US" fo:hyphenate="true"/>
    </style:style>
    <style:style style:name="BodyTextIndent2Char" style:display-name="Body Text Indent 2 Char" style:family="text">
      <style:text-properties fo:font-size="12pt" style:font-size-asian="12pt" style:font-size-complex="12pt" fo:language="en" fo:country="US" style:language-asian="en" style:country-asian="US"/>
    </style:style>
    <style:style style:name="tx1" style:display-name="tx1" style:family="text">
      <style:text-properties fo:font-weight="bold" style:font-weight-asian="bold" style:font-weight-complex="bold"/>
    </style:style>
    <style:style style:name="Strong" style:display-name="Strong" style:family="text">
      <style:text-properties fo:font-weight="bold" style:font-weight-asian="bold" style:font-weight-complex="bold"/>
    </style:style>
    <style:style style:name="apptreectrl" style:display-name="apptreectrl" style:family="text" style:parent-style-name="DefaultParagraphFont"/>
    <style:style style:name="apptreectrl_selected1" style:display-name="apptreectrl_selected1" style:family="text">
      <style:text-properties fo:background-color="#E4E4EC"/>
    </style:style>
    <style:style style:name="headertitle1" style:display-name="headertitle1" style:family="text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Heading4Char" style:display-name="Heading 4 Char" style:family="text">
      <style:text-properties fo:font-style="italic" style:font-style-asian="italic" style:font-style-complex="italic" fo:color="#FF0000" fo:font-size="12pt" style:font-size-asian="12pt" style:font-size-complex="12pt" style:language-asian="en" style:country-asian="US"/>
    </style:style>
    <style:style style:name="HeaderChar" style:display-name="Header Char" style:family="text">
      <style:text-properties fo:font-size="9pt" style:font-size-asian="9pt" style:font-size-complex="12pt" style:language-asian="en" style:country-asian="US"/>
    </style:style>
    <style:style style:name="FooterChar" style:display-name="Footer Char" style:family="text">
      <style:text-properties fo:color="#333333" style:font-size-complex="12pt" fo:language="en" fo:country="US" style:language-asian="en" style:country-asian="US"/>
    </style:style>
    <style:style style:name="BodyTextIndent3Char" style:display-name="Body Text Indent 3 Char" style:family="text">
      <style:text-properties fo:font-size="12pt" style:font-size-asian="12pt" style:font-size-complex="12pt" style:language-asian="en" style:country-asian="US"/>
    </style:style>
    <style:style style:name="clspathseparator" style:display-name="clspathseparator" style:family="text" style:parent-style-name="DefaultParagraphFont"/>
    <style:style style:name="headertitle" style:display-name="headertitle" style:family="text" style:parent-style-name="DefaultParagraphFont"/>
    <style:style style:name="apptreectrl_selected" style:display-name="apptreectrl_selected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"/>
      <text:outline-level-style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-0.5in" fo:text-indent="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fo:language="en" fo:country="US"/>
    </style: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5" style:num-suffix="." style:num-format="1" text:display-levels="5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6" style:num-suffix="." style:num-format="1" text:display-levels="6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8" style:num-suffix="." style:num-format="1" text:display-levels="8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9" style:num-suffix="." style:num-format="1" text:display-levels="9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LFO4">
      <text:list-level-style-bullet text:level="1" text:style-name="WW_CharLFO4LVL1" text:bullet-char="">
        <style:list-level-properties text:space-before="0.75in" text:min-label-width="0.1576in" text:list-level-position-and-space-mode="label-alignment">
          <style:list-level-label-alignment text:label-followed-by="listtab" fo:margin-left="0.9076in" fo:text-indent="-0.1576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4LVL1" style:family="text">
      <style:text-properties style:use-window-font-color="true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1LVL2" style:family="text">
      <style:text-properties fo:font-weight="bold" style:font-weight-asian="bold"/>
    </style:style>
    <style:style style:name="WW_CharLFO22LVL1" style:family="text">
      <style:text-properties fo:font-weight="normal" style:font-weight-asian="normal"/>
    </style:style>
    <style:style style:name="WW_CharLFO34LVL1" style:family="text">
      <style:text-properties style:font-name="Times New Roman" style:font-name-asian="Times New Roman" style:font-name-complex="Times New Roman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8LVL1" style:family="text">
      <style:text-properties style:font-name="Times New Roman" style:font-name-asian="Times New Roman" style:font-name-complex="Times New Roman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-0.5in" fo:text-indent="0.5in"/>
        </style:list-level-properties>
      </text:list-level-style-number>
      <text:list-level-style-number text:level="4" style:num-suffix="." style:num-format="1" text:display-levels="4">
        <style:list-level-properties text:space-before="0.7458in" text:min-label-width="0.45in" text:list-level-position-and-space-mode="label-alignment">
          <style:list-level-label-alignment text:label-followed-by="listtab" fo:margin-left="1.1958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0.9958in" text:min-label-width="0.55in" text:list-level-position-and-space-mode="label-alignment">
          <style:list-level-label-alignment text:label-followed-by="listtab" fo:margin-left="1.545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458in" text:min-label-width="0.65in" text:list-level-position-and-space-mode="label-alignment">
          <style:list-level-label-alignment text:label-followed-by="listtab" fo:margin-left="1.8958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4958in" text:min-label-width="0.75in" text:list-level-position-and-space-mode="label-alignment">
          <style:list-level-label-alignment text:label-followed-by="listtab" fo:margin-left="2.2458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458in" text:min-label-width="0.85in" text:list-level-position-and-space-mode="label-alignment">
          <style:list-level-label-alignment text:label-followed-by="listtab" fo:margin-left="2.5958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1.9958in" text:min-label-width="1in" text:list-level-position-and-space-mode="label-alignment">
          <style:list-level-label-alignment text:label-followed-by="listtab" fo:margin-left="2.9958in" fo:text-indent="-1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min-label-width="0.1611in" text:list-level-position-and-space-mode="label-alignment">
          <style:list-level-label-alignment text:label-followed-by="listtab" fo:text-indent="0.1611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a" style:num-letter-sync="true">
        <style:list-level-properties text:space-before="0.75in" text:min-label-width="0.1576in" text:list-level-position-and-space-mode="label-alignment">
          <style:list-level-label-alignment text:label-followed-by="listtab" fo:margin-left="0.9076in" fo:text-indent="-0.1576in"/>
        </style:list-level-properties>
      </text:list-level-style-number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222in" text:min-label-width="0.125in" text:list-level-position-and-space-mode="label-alignment">
          <style:list-level-label-alignment text:label-followed-by="listtab" fo:margin-left="1.9472in" fo:text-indent="-0.125in"/>
        </style:list-level-properties>
      </text:list-level-style-number>
      <text:list-level-style-number text:level="4" style:num-suffix="." style:num-format="1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222in" text:min-label-width="0.125in" text:list-level-position-and-space-mode="label-alignment">
          <style:list-level-label-alignment text:label-followed-by="listtab" fo:margin-left="3.4472in" fo:text-indent="-0.125in"/>
        </style:list-level-properties>
      </text:list-level-style-number>
      <text:list-level-style-number text:level="7" style:num-suffix="." style:num-format="1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222in" text:min-label-width="0.125in" text:list-level-position-and-space-mode="label-alignment">
          <style:list-level-label-alignment text:label-followed-by="listtab" fo:margin-left="4.9472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text:style-name="WW_CharLFO21LVL2" style:num-format="1" text:display-levels="2" text:start-value="4">
        <style:list-level-properties text:space-before="0.6875in" text:min-label-width="0.3333in" text:list-level-position-and-space-mode="label-alignment">
          <style:list-level-label-alignment text:label-followed-by="listtab" fo:margin-left="1.0208in" fo:text-indent="-0.3333in"/>
        </style:list-level-properties>
      </text:list-level-style-number>
      <text:list-level-style-number text:level="3" style:num-format="1" text:display-levels="3">
        <style:list-level-properties text:space-before="1.375in" text:min-label-width="0.5in" text:list-level-position-and-space-mode="label-alignment">
          <style:list-level-label-alignment text:label-followed-by="listtab" fo:margin-left="1.875in" fo:text-indent="-0.5in"/>
        </style:list-level-properties>
      </text:list-level-style-number>
      <text:list-level-style-number text:level="4" style:num-format="01, 02, 03, ..." text:display-levels="4">
        <style:list-level-properties text:space-before="2.0625in" text:min-label-width="0.5in" text:list-level-position-and-space-mode="label-alignment">
          <style:list-level-label-alignment text:label-followed-by="listtab" fo:margin-left="2.5625in" fo:text-indent="-0.5in"/>
        </style:list-level-properties>
      </text:list-level-style-number>
      <text:list-level-style-number text:level="5" style:num-format="1" text:display-levels="5">
        <style:list-level-properties text:space-before="2.75in" text:min-label-width="0.75in" text:list-level-position-and-space-mode="label-alignment">
          <style:list-level-label-alignment text:label-followed-by="listtab" fo:margin-left="3.5in" fo:text-indent="-0.75in"/>
        </style:list-level-properties>
      </text:list-level-style-number>
      <text:list-level-style-number text:level="6" style:num-format="01, 02, 03, ..." text:display-levels="6">
        <style:list-level-properties text:space-before="3.4375in" text:min-label-width="0.75in" text:list-level-position-and-space-mode="label-alignment">
          <style:list-level-label-alignment text:label-followed-by="listtab" fo:margin-left="4.1875in" fo:text-indent="-0.75in"/>
        </style:list-level-properties>
      </text:list-level-style-number>
      <text:list-level-style-number text:level="7" style:num-format="1" text:display-levels="7">
        <style:list-level-properties text:space-before="4.125in" text:min-label-width="1in" text:list-level-position-and-space-mode="label-alignment">
          <style:list-level-label-alignment text:label-followed-by="listtab" fo:margin-left="5.125in" fo:text-indent="-1in"/>
        </style:list-level-properties>
      </text:list-level-style-number>
      <text:list-level-style-number text:level="8" style:num-format="1" text:display-levels="8">
        <style:list-level-properties text:space-before="4.8125in" text:min-label-width="1in" text:list-level-position-and-space-mode="label-alignment">
          <style:list-level-label-alignment text:label-followed-by="listtab" fo:margin-left="5.8125in" fo:text-indent="-1in"/>
        </style:list-level-properties>
      </text:list-level-style-number>
      <text:list-level-style-number text:level="9" style:num-format="1" text:display-levels="9">
        <style:list-level-properties text:space-before="5.5in" text:min-label-width="1.25in" text:list-level-position-and-space-mode="label-alignment">
          <style:list-level-label-alignment text:label-followed-by="listtab" fo:margin-left="6.75in" fo:text-indent="-1.25in"/>
        </style:list-level-properties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3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format="1" text:start-value="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8">
      <text:list-level-style-number text:level="1" style:num-suffix=")" style:num-format="1" text:start-value="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33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8944in" text:min-label-width="0.5in" text:list-level-position-and-space-mode="label-alignment">
          <style:list-level-label-alignment text:label-followed-by="listtab" fo:margin-left="1.3944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3416in" text:min-label-width="0.5in" text:list-level-position-and-space-mode="label-alignment">
          <style:list-level-label-alignment text:label-followed-by="listtab" fo:margin-left="1.8416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7888in" text:min-label-width="0.75in" text:list-level-position-and-space-mode="label-alignment">
          <style:list-level-label-alignment text:label-followed-by="listtab" fo:margin-left="2.5388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2361in" text:min-label-width="0.75in" text:list-level-position-and-space-mode="label-alignment">
          <style:list-level-label-alignment text:label-followed-by="listtab" fo:margin-left="2.986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6833in" text:min-label-width="1in" text:list-level-position-and-space-mode="label-alignment">
          <style:list-level-label-alignment text:label-followed-by="listtab" fo:margin-left="3.6833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1305in" text:min-label-width="1in" text:list-level-position-and-space-mode="label-alignment">
          <style:list-level-label-alignment text:label-followed-by="listtab" fo:margin-left="4.130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5777in" text:min-label-width="1.25in" text:list-level-position-and-space-mode="label-alignment">
          <style:list-level-label-alignment text:label-followed-by="listtab" fo:margin-left="4.8277in" fo:text-indent="-1.25in"/>
        </style:list-level-properties>
      </text:list-level-style-number>
    </text:list-style>
    <text:list-style style:name="LFO34">
      <text:list-level-style-bullet text:level="1" text:style-name="WW_CharLFO34LVL1" text:bullet-char="-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38">
      <text:list-level-style-bullet text:level="1" text:style-name="WW_CharLFO38LVL1" text:bullet-char="-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9472in" text:min-label-width="0.25in" text:list-level-position-and-space-mode="label-alignment">
          <style:list-level-label-alignment text:label-followed-by="listtab" fo:margin-left="5.1972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format="1" text:display-levels="3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style:num-format="1" text:display-levels="4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5" style:num-format="1" text:display-levels="5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6" style:num-format="1" text:display-levels="6">
        <style:list-level-properties text:space-before="0.1972in" text:min-label-width="0.75in" text:list-level-position-and-space-mode="label-alignment">
          <style:list-level-label-alignment text:label-followed-by="listtab" fo:margin-left="0.9472in" fo:text-indent="-0.75in"/>
        </style:list-level-properties>
      </text:list-level-style-number>
      <text:list-level-style-number text:level="7" style:num-format="1" text:display-levels="7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8" style:num-format="1" text:display-levels="8">
        <style:list-level-properties text:space-before="0.1972in" text:min-label-width="1in" text:list-level-position-and-space-mode="label-alignment">
          <style:list-level-label-alignment text:label-followed-by="listtab" fo:margin-left="1.1972in" fo:text-indent="-1in"/>
        </style:list-level-properties>
      </text:list-level-style-number>
      <text:list-level-style-number text:level="9" style:num-format="1" text:display-levels="9">
        <style:list-level-properties text:space-before="0.1972in" text:min-label-width="1.25in" text:list-level-position-and-space-mode="label-alignment">
          <style:list-level-label-alignment text:label-followed-by="listtab" fo:margin-left="1.4472in" fo:text-indent="-1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5.575in"/>
    </style:style>
    <style:style style:name="TableColumn4" style:family="table-column">
      <style:table-column-properties style:column-width="1in"/>
    </style:style>
    <style:style style:name="Table2" style:family="table">
      <style:table-properties style:width="6.575in" fo:margin-left="0in" table:align="left"/>
    </style:style>
    <style:style style:name="TableRow5" style:family="table-row">
      <style:table-row-properties style:min-row-height="0.0395in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Header" style:family="paragraph">
      <style:paragraph-properties fo:margin-top="0.0138in" fo:margin-bottom="0.0138in"/>
      <style:text-properties fo:font-size="8pt" style:font-size-asian="8pt" fo:language="ru" fo:country="RU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Header" style:family="paragraph">
      <style:paragraph-properties fo:text-align="end" fo:margin-top="0.0138in" fo:margin-bottom="0.0138in"/>
    </style:style>
    <style:style style:name="T10" style:parent-style-name="DefaultParagraphFont" style:family="text">
      <style:text-properties fo:font-size="10pt" style:font-size-asian="10pt" fo:language="ru" fo:country="RU"/>
    </style:style>
    <style:style style:name="T11" style:parent-style-name="PageNumber" style:family="text">
      <style:text-properties fo:font-size="10pt" style:font-size-asian="10pt" fo:language="ru" fo:country="RU"/>
    </style:style>
    <style:style style:name="T12" style:parent-style-name="PageNumber" style:family="text">
      <style:text-properties fo:font-size="10pt" style:font-size-asian="10pt" fo:language="ru" fo:country="RU"/>
    </style:style>
    <style:style style:name="T13" style:parent-style-name="PageNumber" style:family="text">
      <style:text-properties fo:font-size="10pt" style:font-size-asian="10pt" fo:language="ru" fo:country="RU"/>
    </style:style>
    <style:style style:name="TableRow14" style:family="table-row">
      <style:table-row-properties style:min-row-height="0.039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Header" style:family="paragraph">
      <style:paragraph-properties fo:margin-top="0.0138in" fo:margin-bottom="0.0138in"/>
    </style:style>
    <style:style style:name="T17" style:parent-style-name="DefaultParagraphFont" style:family="text">
      <style:text-properties fo:color="#FF0000" fo:font-size="8pt" style:font-size-asian="8pt" fo:language="en" fo:country="US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Header" style:family="paragraph">
      <style:paragraph-properties fo:margin-top="0.0138in" fo:margin-bottom="0.0138in"/>
      <style:text-properties fo:font-size="8pt" style:font-size-asian="8pt" fo:language="en" fo:country="US"/>
    </style:style>
    <style:style style:name="P20" style:parent-style-name="Header" style:family="paragraph">
      <style:paragraph-properties fo:margin-top="0.0277in" fo:margin-bottom="0.0277in"/>
      <style:text-properties fo:font-size="8pt" style:font-size-asian="8pt" fo:language="en" fo:country="US"/>
    </style:style>
    <style:style style:name="P21" style:parent-style-name="Footer" style:family="paragraph">
      <style:paragraph-properties>
        <style:tab-stops>
          <style:tab-stop style:type="center" style:position="5.75in"/>
        </style:tab-stops>
      </style:paragraph-properties>
    </style:style>
    <style:style style:name="T22" style:parent-style-name="DefaultParagraphFont" style:family="text">
      <style:text-properties style:font-name="Symbol" style:font-name-asian="Symbol" style:font-name-complex="Symbol"/>
    </style:style>
    <style:style style:name="T23" style:parent-style-name="DefaultParagraphFont" style:family="text">
      <style:text-properties fo:language="ru" fo:country="RU"/>
    </style:style>
    <style:style style:name="T24" style:parent-style-name="DefaultParagraphFont" style:family="text">
      <style:text-properties fo:font-variant="small-caps" fo:language="ru" fo:country="RU"/>
    </style:style>
    <style:style style:name="T25" style:parent-style-name="DefaultParagraphFont" style:family="text">
      <style:text-properties fo:font-variant="small-caps" fo:language="ru" fo:country="RU"/>
    </style:style>
    <style:style style:name="T26" style:parent-style-name="DefaultParagraphFont" style:family="text">
      <style:text-properties fo:font-style="italic" style:font-style-asian="italic" style:font-style-complex="italic" fo:font-size="8pt" style:font-size-asian="8pt" fo:language="ru" fo:country="RU"/>
    </style:style>
    <style:style style:name="T27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28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29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30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31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32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33" style:parent-style-name="DefaultParagraphFont" style:family="text">
      <style:text-properties fo:font-style="italic" style:font-style-asian="italic" style:font-style-complex="italic" fo:font-size="8pt" style:font-size-asian="8pt" fo:language="ru" fo:country="RU"/>
    </style:style>
    <style:style style:name="T34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35" style:parent-style-name="DefaultParagraphFont" style:family="text">
      <style:text-properties fo:font-size="14pt" style:font-size-asian="14pt"/>
    </style:style>
    <style:style style:name="P36" style:parent-style-name="Normal" style:family="paragraph">
      <style:text-properties fo:font-weight="bold" style:font-weight-asian="bold" style:font-weight-complex="bold" fo:font-size="8pt" style:font-size-asian="8pt" fo:language="ru" fo:country="RU"/>
    </style:style>
    <style:style style:name="P37" style:parent-style-name="Footer" style:family="paragraph">
      <style:paragraph-properties>
        <style:tab-stops>
          <style:tab-stop style:type="center" style:position="5.75in"/>
        </style:tab-stops>
      </style:paragraph-properties>
    </style:style>
    <style:style style:name="T38" style:parent-style-name="DefaultParagraphFont" style:family="text">
      <style:text-properties style:font-name="Symbol" style:font-name-asian="Symbol" style:font-name-complex="Symbol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fo:font-variant="small-caps" fo:language="ru" fo:country="RU"/>
    </style:style>
    <style:style style:name="T41" style:parent-style-name="DefaultParagraphFont" style:family="text">
      <style:text-properties fo:font-variant="small-caps" fo:language="ru" fo:country="RU"/>
    </style:style>
    <style:style style:name="T42" style:parent-style-name="DefaultParagraphFont" style:family="text">
      <style:text-properties fo:font-style="italic" style:font-style-asian="italic" style:font-style-complex="italic" fo:font-size="8pt" style:font-size-asian="8pt" fo:language="ru" fo:country="RU"/>
    </style:style>
    <style:style style:name="T43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44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45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46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47" style:parent-style-name="DefaultParagraphFont" style:family="text">
      <style:text-properties fo:font-style="italic" style:font-style-asian="italic" style:font-style-complex="italic" fo:font-variant="small-caps" fo:font-size="8pt" style:font-size-asian="8pt"/>
    </style:style>
    <style:style style:name="T48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  <style:style style:name="T49" style:parent-style-name="DefaultParagraphFont" style:family="text">
      <style:text-properties fo:font-style="italic" style:font-style-asian="italic" style:font-style-complex="italic" fo:font-size="8pt" style:font-size-asian="8pt" fo:language="ru" fo:country="RU"/>
    </style:style>
    <style:style style:name="T50" style:parent-style-name="DefaultParagraphFont" style:family="text">
      <style:text-properties fo:font-style="italic" style:font-style-asian="italic" style:font-style-complex="italic" fo:font-variant="small-caps" fo:font-size="8pt" style:font-size-asian="8pt" fo:language="ru" fo:country="RU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Инструкция по установке версии программного средства</text:p>
            </table:table-cell>
            <table:table-cell table:style-name="TableCell8">
              <text:p text:style-name="P9"><text:span text:style-name="T10">стр.<text:s/></text:span><text:span text:style-name="T11"><text:page-number text:fixed="false">4</text:page-number></text:span><text:span text:style-name="T12"><text:s/>из<text:s/></text:span><text:span text:style-name="T13"><text:page-count>5</text:page-count>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<text:file-name text:fixed="false" text:display="name-and-extension">SWV-BARS_14061602_SETUP.doc</text:file-name></text:span></text:p>
            </table:table-cell>
            <table:table-cell table:style-name="TableCell18">
              <text:p text:style-name="P19"/>
            </table:table-cell>
          </table:table-row>
        </table:table>
        <text:p text:style-name="P20"/>
      </style:header>
      <style:footer>
        <text:p text:style-name="P21"><text:span text:style-name="T22"></text:span><text:span text:style-name="T23"><text:s/>ЗАО<text:s/></text:span><text:span text:style-name="T24">ЮниКредит Банк, Москва</text:span><text:span text:style-name="T25"><text:tab/></text:span><text:span text:style-name="T26"><text:s/>форма<text:s/></text:span><text:span text:style-name="T27">STD</text:span><text:span text:style-name="T28">-</text:span><text:span text:style-name="T29">SWD</text:span><text:span text:style-name="T30">-</text:span><text:span text:style-name="T31">TT</text:span><text:span text:style-name="T32">0180<text:s/></text:span><text:span text:style-name="T33">ред</text:span><text:span text:style-name="T34">. 1(0.1)</text:span></text:p>
      </style:footer>
    </style:master-page>
    <style:master-page style:next-style-name="MP0" style:name="MPF0" style:page-layout-name="PL0">
      <style:header>
        <text:p text:style-name="ITR_BankName"><text:span text:style-name="T35"><draw:frame draw:z-index="251657728" draw:id="id0" draw:style-name="a0" draw:name="Object 1" text:anchor-type="paragraph" svg:x="1.9375in" svg:y="0.03542in" svg:width="0.3125in" svg:height="0.312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 text:c="5"/>ЗАО ЮниКредит Банк</text:p>
        <text:p text:style-name="ITR_DepName">ДЕПАРТАМЕНТ ИНФОРМАЦИОННЫХ ТЕХНОЛОГИЙ</text:p>
        <text:p text:style-name="P36"/>
      </style:header>
      <style:footer>
        <text:p text:style-name="P37"><text:span text:style-name="T38"></text:span><text:span text:style-name="T39"><text:s/>ЗАО<text:s/></text:span><text:span text:style-name="T40">ЮниКредит Банк, Москва</text:span><text:span text:style-name="T41"><text:tab/></text:span><text:span text:style-name="T42">форма<text:s/></text:span><text:span text:style-name="T43">STD</text:span><text:span text:style-name="T44">-</text:span><text:span text:style-name="T45">SWD</text:span><text:span text:style-name="T46">-</text:span><text:span text:style-name="T47">TT</text:span><text:span text:style-name="T48">0180<text:s/></text:span><text:span text:style-name="T49">ред</text:span><text:span text:style-name="T50">. 1(0.1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ОДУЛЬ ХХХХХХХ</dc:title>
    <dc:description/>
    <dc:subject/>
    <meta:initial-creator>Porshnev E.</meta:initial-creator>
    <dc:creator>Aleksey V. Sotnikov – External - UniCredit</dc:creator>
    <meta:creation-date>2016-03-01T11:12:00Z</meta:creation-date>
    <dc:date>2016-03-01T11:12:00Z</dc:date>
    <meta:print-date>2008-02-27T09:01:00Z</meta:print-date>
    <meta:template xlink:href="Normal" xlink:type="simple"/>
    <meta:editing-cycles>2</meta:editing-cycles>
    <meta:editing-duration>PT0S</meta:editing-duration>
    <meta:document-statistic meta:page-count="5" meta:paragraph-count="13" meta:word-count="1038" meta:character-count="6943" meta:row-count="49" meta:non-whitespace-character-count="5918"/>
  </office:meta>
</office:document-meta>
</file>